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Consolas" svg:font-family="Consolas, 'Bitstream Vera Sans Mono', 'Courier New', Courier, monospace"/>
    <style:font-face style:name="Mangal1" svg:font-family="Mangal"/>
    <style:font-face style:name="OpenSymbol" svg:font-family="OpenSymbol"/>
    <style:font-face style:name="lusitana" svg:font-family="lusitana, 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447cm"/>
    </style:style>
    <style:style style:name="Tableau1.B" style:family="table-column">
      <style:table-column-properties style:column-width="14.554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664cm" table:align="left"/>
    </style:style>
    <style:style style:name="Tableau2.A" style:family="table-column">
      <style:table-column-properties style:column-width="2.538cm"/>
    </style:style>
    <style:style style:name="Tableau2.B" style:family="table-column">
      <style:table-column-properties style:column-width="5.126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7.684cm" table:align="left"/>
    </style:style>
    <style:style style:name="Tableau3.A" style:family="table-column">
      <style:table-column-properties style:column-width="4.89cm"/>
    </style:style>
    <style:style style:name="Tableau3.B" style:family="table-column">
      <style:table-column-properties style:column-width="2.794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7.936cm" table:align="left"/>
    </style:style>
    <style:style style:name="Tableau4.A" style:family="table-column">
      <style:table-column-properties style:column-width="6.951cm"/>
    </style:style>
    <style:style style:name="Tableau4.B" style:family="table-column">
      <style:table-column-properties style:column-width="0.984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9.017cm" table:align="left"/>
    </style:style>
    <style:style style:name="Tableau5.A" style:family="table-column">
      <style:table-column-properties style:column-width="4.228cm"/>
    </style:style>
    <style:style style:name="Tableau5.B" style:family="table-column">
      <style:table-column-properties style:column-width="2.762cm"/>
    </style:style>
    <style:style style:name="Tableau5.C" style:family="table-column">
      <style:table-column-properties style:column-width="2.027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1.748cm"/>
    </style:style>
    <style:style style:name="Tableau6.B" style:family="table-column">
      <style:table-column-properties style:column-width="15.252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1.994cm" table:align="left"/>
    </style:style>
    <style:style style:name="Tableau7.A" style:family="table-column">
      <style:table-column-properties style:column-width="3.039cm"/>
    </style:style>
    <style:style style:name="Tableau7.B" style:family="table-column">
      <style:table-column-properties style:column-width="8.955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6.371cm" table:align="left"/>
    </style:style>
    <style:style style:name="Tableau8.A" style:family="table-column">
      <style:table-column-properties style:column-width="2.785cm"/>
    </style:style>
    <style:style style:name="Tableau8.B" style:family="table-column">
      <style:table-column-properties style:column-width="13.585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7cm" table:align="left"/>
    </style:style>
    <style:style style:name="Tableau9.A" style:family="table-column">
      <style:table-column-properties style:column-width="17cm"/>
    </style:style>
    <style:style style:name="Tableau9.A1" style:family="table-cell">
      <style:table-cell-properties fo:padding="0.132cm" fo:border="none"/>
    </style:style>
    <style:style style:name="Tableau10" style:family="table">
      <style:table-properties style:width="16.736cm" table:align="left"/>
    </style:style>
    <style:style style:name="Tableau10.A" style:family="table-column">
      <style:table-column-properties style:column-width="0.293cm"/>
    </style:style>
    <style:style style:name="Tableau10.B" style:family="table-column">
      <style:table-column-properties style:column-width="1.231cm"/>
    </style:style>
    <style:style style:name="Tableau10.C" style:family="table-column">
      <style:table-column-properties style:column-width="1.688cm"/>
    </style:style>
    <style:style style:name="Tableau10.D" style:family="table-column">
      <style:table-column-properties style:column-width="2.016cm"/>
    </style:style>
    <style:style style:name="Tableau10.E" style:family="table-column">
      <style:table-column-properties style:column-width="11.508cm"/>
    </style:style>
    <style:style style:name="Tableau10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1pt" style:font-size-asian="11pt" style:font-size-complex="11pt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6pt" fo:font-weight="normal" style:font-size-asian="26pt" style:font-weight-asian="normal" style:font-size-complex="26pt" style:font-weight-complex="normal"/>
    </style:style>
    <style:style style:name="P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 style:parent-style-name="Standard">
      <style:text-properties fo:font-variant="normal" fo:text-transform="none" fo:color="#000000" style:font-name="Consolas" fo:font-size="12pt" fo:letter-spacing="normal" fo:font-style="normal" fo:font-weight="normal" style:font-size-asian="11pt" style:font-size-complex="11pt"/>
    </style:style>
    <style:style style:name="P10" style:family="paragraph" style:parent-style-name="Text_20_body">
      <style:text-properties style:font-name="Courier New" fo:font-size="11pt" style:font-size-asian="11pt" style:font-size-complex="11pt"/>
    </style:style>
    <style:style style:name="P11" style:family="paragraph" style:parent-style-name="Horizontal_20_Line">
      <style:text-properties fo:font-size="14pt" style:font-size-asian="14pt" style:font-size-complex="14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Standard">
      <style:paragraph-properties fo:text-align="center" style:justify-single-word="false" fo:break-before="page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 style:parent-style-name="Preformatted_20_Text">
      <style:paragraph-properties fo:break-before="page"/>
      <style:text-properties style:font-name="Courier New" fo:font-size="10pt" style:font-size-asian="10pt" style:font-size-complex="10pt"/>
    </style:style>
    <style:style style:name="P15" style:family="paragraph" style:parent-style-name="Preformatted_20_Text">
      <style:text-properties style:font-name="Courier New"/>
    </style:style>
    <style:style style:name="P16" style:family="paragraph" style:parent-style-name="Preformatted_20_Text">
      <style:text-properties style:font-name="Courier New" fo:font-size="11pt" style:font-size-asian="11pt" style:font-size-complex="11pt"/>
    </style:style>
    <style:style style:name="P17" style:family="paragraph" style:parent-style-name="Preformatted_20_Text">
      <style:text-properties style:font-name="Courier New" fo:font-size="12pt" style:font-size-asian="12pt" style:font-size-complex="12pt"/>
    </style:style>
    <style:style style:name="P18" style:family="paragraph" style:parent-style-name="Preformatted_20_Text">
      <style:text-properties style:font-name="Courier New" fo:font-size="10pt" style:font-size-asian="10pt" style:font-size-complex="10pt"/>
    </style:style>
    <style:style style:name="P19" style:family="paragraph" style:parent-style-name="Preformatted_20_Text">
      <style:text-properties style:font-name="Times New Roman" fo:font-size="12pt" style:font-size-asian="12pt" style:font-size-complex="12pt"/>
    </style:style>
    <style:style style:name="P20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font-variant="normal" fo:text-transform="none" fo:color="#000000" fo:letter-spacing="normal"/>
    </style:style>
    <style:style style:name="P22" style:family="paragraph" style:parent-style-name="Preformatted_20_Text"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P23" style:family="paragraph" style:parent-style-name="Preformatted_20_Text">
      <style:text-properties fo:font-variant="normal" fo:text-transform="none" style:use-window-font-color="true" style:font-name="monospace" fo:font-size="11pt" fo:letter-spacing="normal" fo:font-style="normal" fo:font-weight="normal" style:font-size-asian="11pt" style:font-size-complex="11pt"/>
    </style:style>
    <style:style style:name="P24" style:family="paragraph" style:parent-style-name="Preformatted_20_Text">
      <style:paragraph-properties fo:margin-top="0cm" fo:margin-bottom="0.499cm"/>
    </style:style>
    <style:style style:name="P25" style:family="paragraph" style:parent-style-name="Preformatted_20_Text">
      <style:paragraph-properties fo:margin-top="0cm" fo:margin-bottom="0.499cm" fo:text-align="start" style:justify-single-word="false" fo:padding="0cm" fo:border="none" style:shadow="none"/>
      <style:text-properties fo:font-variant="normal" fo:text-transform="none" fo:color="#000000" style:font-name="monospace" fo:letter-spacing="normal" fo:font-style="normal" fo:font-weight="normal"/>
    </style:style>
    <style:style style:name="P26" style:family="paragraph" style:parent-style-name="Standard">
      <style:paragraph-properties fo:margin-left="0cm" fo:margin-right="0cm" fo:margin-top="0cm" fo:margin-bottom="0cm" style:line-height-at-least="0.45cm" fo:text-align="start" style:justify-single-word="false" fo:text-indent="0cm" style:auto-text-indent="false" fo:padding="0cm" fo:border="none"/>
    </style:style>
    <style:style style:name="P27" style:family="paragraph" style:parent-style-name="Standard">
      <style:paragraph-properties fo:margin-left="0cm" fo:margin-right="0cm" fo:margin-top="0cm" fo:margin-bottom="0cm" style:line-height-at-least="0.45cm" fo:text-align="start" style:justify-single-word="false" fo:text-indent="0cm" style:auto-text-indent="false" fo:padding="0cm" fo:border="none"/>
      <style:text-properties fo:font-variant="normal" fo:text-transform="none"/>
    </style:style>
    <style:style style:name="P28" style:family="paragraph" style:parent-style-name="Standard">
      <style:paragraph-properties fo:margin-left="0cm" fo:margin-right="0cm" fo:margin-top="0cm" fo:margin-bottom="0cm" style:line-height-at-least="0.45cm" fo:text-align="start" style:justify-single-word="false" fo:text-indent="0cm" style:auto-text-indent="false" fo:padding="0cm" fo:border="none"/>
      <style:text-properties style:font-name="Courier New" fo:font-size="11pt" style:font-size-asian="11pt" style:font-size-complex="11pt"/>
    </style:style>
    <style:style style:name="P29" style:family="paragraph" style:parent-style-name="Heading_20_3">
      <style:paragraph-properties fo:margin-left="0cm" fo:margin-right="0cm" fo:margin-top="0cm" fo:margin-bottom="0cm" fo:line-height="185%" fo:text-indent="0cm" style:auto-text-indent="false" fo:padding="0cm" fo:border="none"/>
      <style:text-properties fo:font-variant="normal" fo:text-transform="none" fo:color="#373b41" style:font-name="lusitana" fo:font-size="12pt" fo:letter-spacing="normal" fo:font-style="normal" fo:font-weight="normal"/>
    </style:style>
    <style:style style:name="P30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31" style:family="paragraph" style:parent-style-name="Text_20_body">
      <style:paragraph-properties fo:margin-left="0cm" fo:margin-right="0cm" fo:margin-top="0cm" fo:margin-bottom="0cm" style:line-height-at-least="0.529cm" fo:text-align="justify" style:justify-single-word="false" fo:text-indent="0cm" style:auto-text-indent="false" fo:padding="0cm" fo:border="none"/>
      <style:text-properties fo:font-variant="normal" fo:text-transform="none" fo:color="#303030" style:font-name="Arial1" fo:font-size="9.75pt" fo:letter-spacing="normal" fo:font-style="normal" fo:font-weight="normal"/>
    </style:style>
    <style:style style:name="P32" style:family="paragraph" style:parent-style-name="Table_20_Contents">
      <style:paragraph-properties fo:margin-left="0cm" fo:margin-right="0cm" fo:margin-top="0cm" fo:margin-bottom="0cm" fo:text-indent="0cm" style:auto-text-indent="false" fo:padding="0.132cm" fo:border="0.002cm solid #303030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4" style:family="paragraph" style:parent-style-name="Text_20_body">
      <style:paragraph-properties fo:margin-left="0cm" fo:margin-right="0cm" style:line-height-at-least="0.635cm" fo:text-indent="0cm" style:auto-text-indent="false"/>
      <style:text-properties fo:font-variant="normal" fo:text-transform="none" fo:color="#373b41" style:font-name="lusitana" fo:font-size="12pt" fo:letter-spacing="normal" fo:font-style="normal" fo:font-weight="normal"/>
    </style:style>
    <style:style style:name="P35" style:family="paragraph" style:parent-style-name="Quotations">
      <style:paragraph-properties fo:margin-left="0cm" fo:margin-right="0cm" style:line-height-at-least="0.635cm" fo:text-indent="0cm" style:auto-text-indent="false" fo:padding="0cm" fo:border="none"/>
      <style:text-properties fo:font-variant="normal" fo:text-transform="none" fo:color="#373b41" style:font-name="lusitana" fo:font-size="12pt" fo:letter-spacing="normal" fo:font-style="normal" fo:font-weight="normal"/>
    </style:style>
    <style:style style:name="P36" style:family="paragraph" style:parent-style-name="Table_20_Contents">
      <style:paragraph-properties fo:padding="0.049cm" fo:border="0.002cm solid #000000"/>
    </style:style>
    <style:style style:name="P37" style:family="paragraph" style:parent-style-name="Table_20_Heading">
      <style:paragraph-properties fo:padding="0.049cm" fo:border="0.002cm solid #000000"/>
    </style:style>
    <style:style style:name="P38" style:family="paragraph" style:parent-style-name="Table_20_Contents">
      <style:paragraph-properties fo:padding="0cm" fo:border="none"/>
    </style:style>
    <style:style style:name="P39" style:family="paragraph" style:parent-style-name="Preformatted_20_Text">
      <style:paragraph-properties fo:text-align="start" style:justify-single-word="false" fo:padding="0cm" fo:border="none" style:shadow="none"/>
      <style:text-properties fo:font-variant="normal" fo:text-transform="none" fo:color="#000000" fo:letter-spacing="normal"/>
    </style:style>
    <style:style style:name="P40" style:family="paragraph" style:parent-style-name="Table_20_Contents">
      <style:paragraph-properties fo:margin-top="0cm" fo:margin-bottom="0cm" fo:padding="0.132cm" fo:border="0.002cm solid #303030"/>
    </style:style>
    <style:style style:name="P41" style:family="paragraph" style:parent-style-name="Preformatted_20_Text" style:master-page-name="">
      <style:paragraph-properties fo:text-align="start" style:justify-single-word="false" style:page-number="auto" fo:padding="0cm" fo:border="none" style:shadow="none"/>
      <style:text-properties fo:font-variant="normal" fo:text-transform="none" fo:color="#000000" style:font-name="monospace" fo:letter-spacing="normal" fo:font-style="normal" fo:font-weight="normal"/>
    </style:style>
    <style:style style:name="P42" style:family="paragraph" style:parent-style-name="Preformatted_20_Text">
      <style:text-properties style:font-name="Courier New" fo:font-size="10pt" style:font-size-asian="10pt" style:font-size-complex="10pt"/>
    </style:style>
    <style:style style:name="P43" style:family="paragraph" style:parent-style-name="Preformatted_20_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margin-top="0cm" fo:margin-bottom="0.499cm"/>
    </style:style>
    <style:style style:name="P45" style:family="paragraph" style:parent-style-name="Heading_20_2">
      <style:paragraph-properties fo:margin-left="0cm" fo:margin-right="0cm" fo:margin-top="0cm" fo:margin-bottom="0cm" fo:line-height="134%" fo:text-indent="0cm" style:auto-text-indent="false" fo:padding="0cm" fo:border="none"/>
      <style:text-properties fo:font-variant="normal" fo:text-transform="none" fo:color="#373b41" style:font-name="lusitana" fo:font-size="12pt" fo:letter-spacing="normal" fo:font-style="normal" fo:font-weight="normal"/>
    </style:style>
    <style:style style:name="P46" style:family="paragraph" style:parent-style-name="Heading_20_2">
      <style:paragraph-properties fo:margin-left="0cm" fo:margin-right="0cm" style:line-height-at-least="0.635cm" fo:text-indent="0cm" style:auto-text-indent="false" fo:break-before="page" fo:padding="0cm" fo:border="none"/>
      <style:text-properties fo:font-variant="normal" fo:text-transform="none" fo:color="#303030" style:font-name="Arial1" fo:font-size="15pt" fo:letter-spacing="normal" fo:font-style="normal" fo:font-weight="normal"/>
    </style:style>
    <style:style style:name="P47" style:family="paragraph" style:parent-style-name="Heading_20_1">
      <style:paragraph-properties fo:break-before="page"/>
      <style:text-properties fo:font-variant="normal" fo:text-transform="none" fo:color="#373b41" style:font-name="lusitana" fo:font-size="12pt" fo:letter-spacing="normal" fo:font-style="normal" fo:font-weight="bold" style:font-size-asian="10pt" style:font-size-complex="10pt"/>
    </style:style>
    <style:style style:name="P48" style:family="paragraph" style:parent-style-name="Standard" style:list-style-name="L1"/>
    <style:style style:name="T1" style:family="text">
      <style:text-properties style:font-name="Courier New"/>
    </style:style>
    <style:style style:name="T2" style:family="text">
      <style:text-properties style:font-name="Courier New" fo:font-size="11pt" style:font-size-asian="11pt" style:font-size-complex="11pt"/>
    </style:style>
    <style:style style:name="T3" style:family="text"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Courier New" fo:font-size="12pt" style:font-size-asian="12pt" style:font-size-complex="12pt"/>
    </style:style>
    <style:style style:name="T6" style:family="text">
      <style:text-properties style:font-name="Courier New" fo:font-size="9pt" style:font-size-asian="9pt" style:font-size-complex="9pt"/>
    </style:style>
    <style:style style:name="T7" style:family="text">
      <style:text-properties style:font-name="Courier New" fo:font-weight="normal" style:font-weight-asian="normal" style:font-weight-complex="normal"/>
    </style:style>
    <style:style style:name="T8" style:family="text"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size-complex="12pt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Times New Roman" fo:font-size="11pt" style:font-size-asian="11pt" style:font-size-complex="11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weight="bold"/>
    </style:style>
    <style:style style:name="T17" style:family="text">
      <style:text-properties fo:background-color="#e8eaee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3487bc" style:text-underline-style="solid" style:text-underline-width="auto" style:text-underline-color="font-color"/>
    </style:style>
    <style:style style:name="T20" style:family="text">
      <style:text-properties fo:font-variant="normal" fo:text-transform="none" style:font-name="Consolas" fo:font-size="12pt" fo:font-style="normal" fo:font-weight="normal"/>
    </style:style>
    <style:style style:name="T21" style:family="text">
      <style:text-properties fo:color="#7a0874" fo:font-weight="bold"/>
    </style:style>
    <style:style style:name="T22" style:family="text">
      <style:text-properties fo:color="#660033"/>
    </style:style>
    <style:style style:name="T23" style:family="text">
      <style:text-properties fo:color="#ff0000"/>
    </style:style>
    <style:style style:name="T24" style:family="text">
      <style:text-properties fo:color="#ff0000" style:font-name="monospace" fo:font-style="normal" fo:font-weight="normal"/>
    </style:style>
    <style:style style:name="T25" style:family="text">
      <style:text-properties style:font-name="monospace" fo:font-style="normal" fo:font-weight="normal"/>
    </style:style>
    <style:style style:name="T26" style:family="text">
      <style:text-properties style:font-name="monospace" fo:font-style="normal" fo:font-weight="bold"/>
    </style:style>
    <style:style style:name="T27" style:family="text">
      <style:text-properties style:font-name="monospace" fo:font-size="11pt" fo:font-style="normal" fo:font-weight="bold" style:font-size-asian="11pt" style:font-size-complex="11pt"/>
    </style:style>
    <style:style style:name="T28" style:family="text">
      <style:text-properties style:font-name="monospace" fo:font-size="11pt" fo:font-style="normal" fo:font-weight="normal" style:font-size-asian="11pt" style:font-size-complex="11pt"/>
    </style:style>
    <style:style style:name="T29" style:family="text">
      <style:text-properties fo:color="#800000" style:font-name="monospace" fo:font-style="normal" fo:font-weight="normal"/>
    </style:style>
    <style:style style:name="T30" style:family="text">
      <style:text-properties style:use-window-font-color="true" style:font-name="monospace" fo:font-size="11pt" fo:font-style="normal" fo:font-weight="normal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index.php/" xlink:type="simple"/>
        <form:form form:name="unnamed1" form:apply-filter="true" form:method="post" form:control-implementation="ooo:com.sun.star.form.component.Form" office:target-frame="" xlink:href="http://index.php/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cédure d'installation Joomla 2.5.7 ou 3.0.1</text:p>
      <text:p text:style-name="Standard"/>
      <text:p text:style-name="P7">Préparation</text:p>
      <text:p text:style-name="Standard"/>
      <text:p text:style-name="Standard">Se connecter sur 195.5.208.185 en SSH sous le login maltebrun</text:p>
      <text:p text:style-name="Standard"/>
      <text:p text:style-name="Standard"/>
      <text:p text:style-name="Standard">Sauvegarder le fichier robots.txt :</text:p>
      <text:p text:style-name="Standard"/>
      <text:p text:style-name="P2">cd /home/web/maltebrun.com/ftp/www/</text:p>
      <text:p text:style-name="P2">su webmaster</text:p>
      <text:p text:style-name="P2">cp -ip robots.txt /home/web/generique/ftp/www</text:p>
      <text:p text:style-name="P2">exit</text:p>
      <text:p text:style-name="P4">(ne faire qu'une seule fois)</text:p>
      <text:p text:style-name="Standard"/>
      <text:p text:style-name="Standard">Effacer les fichiers présents :</text:p>
      <text:p text:style-name="Standard"/>
      <text:p text:style-name="P2">cd /home/web/maltebrun.com/ftp/www/</text:p>
      <text:p text:style-name="P2">sudo chown -R maltebrun:maltebrun /home/web/maltebrun.com/ftp/www/</text:p>
      <text:p text:style-name="P2">rm -rf images/ administrator/ cache/ cli/ components/ includes/ language/ libraries/ logs/ media/ modules/ plugins/ templates/ tmp/ installation/ layouts/</text:p>
      <text:p text:style-name="P2">rm -f LICENSE.txt README.txt configuration.php htaccess.txt index.php robots.txt web.config.txt CONTRIBUTING.md joomla.xml phpunit.xml.dist</text:p>
      <text:p text:style-name="P2"/>
      <text:p text:style-name="Standard">Télécharger le package</text:p>
      <text:p text:style-name="Standard"/>
      <text:p text:style-name="Standard">pour la version 3.0.1</text:p>
      <text:p text:style-name="Standard"><text:span text:style-name="T2">sudo wget '</text:span><text:a xlink:type="simple" xlink:href="http://joomlacode.org/gf/download/frsrelease/17574/76731/Joomla_3.0.1-Stable-Full_Package.tar.gz"><text:span text:style-name="T2">http://joomlacode.org/gf/download/frsrelease/17574/76731/Joomla_3.0.1-Stable-Full_Package.tar.gz</text:span></text:a><text:span text:style-name="T2">'</text:span></text:p>
      <text:p text:style-name="Standard"><text:span text:style-name="Source_20_Text"><text:span text:style-name="T2">gunzip 'Joomla_3.0.1-Stable-Full_Package.tar.gz'</text:span></text:span></text:p>
      <text:p text:style-name="P2"><text:span text:style-name="Source_20_Text">tar -xvf 'Joomla_</text:span><text:span text:style-name="Source_20_Text"><text:span text:style-name="T1">3.0.1</text:span></text:span><text:span text:style-name="Source_20_Text">-Stable-Full_Package.tar'</text:span></text:p>
      <text:p text:style-name="P2"/>
      <text:p text:style-name="Standard"/>
      <text:p text:style-name="Standard">pour la version 2.5.7</text:p>
      <text:p text:style-name="P2">sudo wget '<text:a xlink:type="simple" xlink:href="http://joomlacode.org/gf/download/frsrelease/17410/76021/Joomla_2.5.7-Stable-Full_Package.tar.gz">http://joomlacode.org/gf/download/frsrelease/17410/76021/Joomla_2.5.7-Stable-Full_Package.tar.gz</text:a>'</text:p>
      <text:p text:style-name="P2"><text:span text:style-name="Source_20_Text"><text:span text:style-name="T1">gunzip 'Joomla_2.5.7-Stable-Full_Package.tar.gz'</text:span></text:span></text:p>
      <text:p text:style-name="P2"><text:span text:style-name="Source_20_Text">tar -xvf 'Joomla_</text:span><text:span text:style-name="Source_20_Text"><text:span text:style-name="T1">2.5.7</text:span></text:span><text:span text:style-name="Source_20_Text">-Stable-Full_Package.tar'</text:span></text:p>
      <text:p text:style-name="P2"><text:span text:style-name="Source_20_Text"><text:span text:style-name="T1"/></text:span></text:p>
      <text:p text:style-name="Standard">Robot.txt temporaire durant la construction du site</text:p>
      <text:p text:style-name="Standard"/>
      <text:p text:style-name="P2">mv robots.txt robots_bak.txt</text:p>
      <text:p text:style-name="P2"><text:span text:style-name="Source_20_Text"><text:span text:style-name="T1">cp /home/web/generique/ftp/www/robots.txt .</text:span></text:span></text:p>
      <text:p text:style-name="P2"><text:span text:style-name="Source_20_Text"><text:span text:style-name="T1"/></text:span></text:p>
      <text:p text:style-name="Standard">Si le moteur MySQL est en version inférieure à 5.1, recopier les requêtes modifiées (on a enlevé un « USING BTREE ») :</text:p>
      <text:p text:style-name="Standard"/>
      <text:p text:style-name="P2"><text:span text:style-name="Source_20_Text"><text:span text:style-name="T1">cp /home/web/generique/ftp/www/installation/sql/mysql/joomla.sql /home/web/maltebrun.com/ftp/www/installation/sql/mysql/</text:span></text:span></text:p>
      <text:p text:style-name="P2"><text:span text:style-name="Source_20_Text"><text:span text:style-name="T1"/></text:span></text:p>
      <text:p text:style-name="Standard"><text:soft-page-break/>Permettre à l'administration Joomla de travailler sur les fichiers (propriétaire Apache)</text:p>
      <text:p text:style-name="Standard"/>
      <text:p text:style-name="P2">cd /home/web/maltebrun.com/ftp/www/</text:p>
      <text:p text:style-name="Standard"><text:span text:style-name="Emphasis"><text:span text:style-name="Strong_20_Emphasis"><text:span text:style-name="T3">sudo find . -type f -exec chmod 644 {} \;<text:line-break/>sudo find . -type d -exec chmod 755 {} \;<text:line-break/>sudo chown -R www-data:www-data .</text:span></text:span></text:span><text:span text:style-name="T3"> </text:span></text:p>
      <text:p text:style-name="P2"><text:span text:style-name="Source_20_Text"><text:span text:style-name="T1"/></text:span></text:p>
      <text:p text:style-name="P2"><text:span text:style-name="Source_20_Text"><text:span text:style-name="T9">Dans /etc/php5/apache2/php.ini, modification de :</text:span></text:span></text:p>
      <text:p text:style-name="P2"><text:span text:style-name="Source_20_Text"><text:span text:style-name="T9"/></text:span></text:p>
      <text:p text:style-name="P2"><text:span text:style-name="Source_20_Text"><text:span text:style-name="T1">magic_quotes_gpc = On</text:span></text:span></text:p>
      <text:p text:style-name="P2"><text:span text:style-name="Source_20_Text"><text:span text:style-name="T9"/></text:span></text:p>
      <text:p text:style-name="P2"><text:span text:style-name="Source_20_Text"><text:span text:style-name="T9">en :</text:span></text:span></text:p>
      <text:p text:style-name="P2"><text:span text:style-name="Source_20_Text"><text:span text:style-name="T9"/></text:span></text:p>
      <text:p text:style-name="P2"><text:span text:style-name="Source_20_Text"><text:span text:style-name="T1">magic_quotes_gpc = Off </text:span></text:span></text:p>
      <text:p text:style-name="P2"><text:span text:style-name="Source_20_Text"><text:span text:style-name="T9"/></text:span></text:p>
      <text:p text:style-name="P2"><text:span text:style-name="Source_20_Text"><text:span text:style-name="T9">ainsi que de :</text:span></text:span></text:p>
      <text:p text:style-name="P2"><text:span text:style-name="Source_20_Text"><text:span text:style-name="T9"/></text:span></text:p>
      <text:p text:style-name="P2"><text:span text:style-name="Source_20_Text"><text:span text:style-name="T1">register_globals = On</text:span></text:span></text:p>
      <text:p text:style-name="P2"><text:span text:style-name="Source_20_Text"><text:span text:style-name="T9"/></text:span></text:p>
      <text:p text:style-name="P2"><text:span text:style-name="Source_20_Text"><text:span text:style-name="T9">en :</text:span></text:span></text:p>
      <text:p text:style-name="P2"><text:span text:style-name="Source_20_Text"><text:span text:style-name="T9"/></text:span></text:p>
      <text:p text:style-name="P2"><text:span text:style-name="Source_20_Text"><text:span text:style-name="T1">register_globals = Off </text:span></text:span></text:p>
      <text:p text:style-name="P2"><text:span text:style-name="Source_20_Text"><text:span text:style-name="T9"/></text:span></text:p>
      <text:p text:style-name="P2"><text:span text:style-name="Source_20_Text"><text:span text:style-name="T9">et redémarrage du serveur Apache2 :</text:span></text:span></text:p>
      <text:p text:style-name="P2"><text:span text:style-name="Source_20_Text"><text:span text:style-name="T9"/></text:span></text:p>
      <text:p text:style-name="P2"><text:span text:style-name="Source_20_Text"><text:span text:style-name="T1">sudo /etc/init.d/apache2 restart</text:span></text:span></text:p>
      <text:p text:style-name="P2"><text:span text:style-name="Source_20_Text"><text:span text:style-name="T1"/></text:span></text:p>
      <text:p text:style-name="P2"><text:span text:style-name="Source_20_Text"><text:span text:style-name="T9">La modification de magic_quotes_gpc et register_globals n'est pas à refaire sauf si restauration du serveur.</text:span></text:span></text:p>
      <text:p text:style-name="P2"><text:span text:style-name="Source_20_Text"><text:span text:style-name="T2"/></text:span></text:p>
      <text:p text:style-name="P2"><text:span text:style-name="Source_20_Text"><text:span text:style-name="T12">Installation</text:span></text:span></text:p>
      <text:h text:style-name="Heading_20_3" text:outline-level="3"><text:span text:style-name="Source_20_Text"><text:span text:style-name="T11">Configuration principale</text:span></text:span></text:h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Nom du site </text:p>
          </table:table-cell>
          <table:table-cell table:style-name="Tableau1.A1" office:value-type="string">
            <text:p text:style-name="Table_20_Contents">MalteBrun </text:p>
          </table:table-cell>
        </table:table-row>
        <table:table-row>
          <table:table-cell table:style-name="Tableau1.A1" office:value-type="string">
            <text:p text:style-name="Table_20_Contents">Description </text:p>
          </table:table-cell>
          <table:table-cell table:style-name="Tableau1.A1" office:value-type="string">
            <text:p text:style-name="Table_20_Contents">Collecte, référencement, traitement et analyse de données qualitatives ou quantitatives, en particulier dans les domaines de l'Open Data et des données géographiques. </text:p>
          </table:table-cell>
        </table:table-row>
        <table:table-row>
          <table:table-cell table:style-name="Tableau1.A1" office:value-type="string">
            <text:p text:style-name="Table_20_Contents">Site hors-ligne </text:p>
          </table:table-cell>
          <table:table-cell table:style-name="Tableau1.A1" office:value-type="string">
            <text:p text:style-name="Table_20_Contents">Oui </text:p>
          </table:table-cell>
        </table:table-row>
        <table:table-row>
          <table:table-cell table:style-name="Tableau1.A1" table:number-columns-spanned="2" office:value-type="string">
            <text:p text:style-name="P12"/>
          </table:table-cell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E-mail </text:p>
          </table:table-cell>
          <table:table-cell table:style-name="Tableau2.A1" office:value-type="string">
            <text:p text:style-name="Table_20_Contents">webmaster@maltebrun.com </text:p>
          </table:table-cell>
        </table:table-row>
        <table:table-row>
          <table:table-cell table:style-name="Tableau2.A1" office:value-type="string">
            <text:p text:style-name="Table_20_Contents">Identifiant </text:p>
          </table:table-cell>
          <table:table-cell table:style-name="Tableau2.A1" office:value-type="string">
            <text:p text:style-name="Table_20_Contents">maltadmin </text:p>
          </table:table-cell>
        </table:table-row>
        <table:table-row>
          <table:table-cell table:style-name="Tableau2.A1" office:value-type="string">
            <text:p text:style-name="Table_20_Contents">Mot de passe </text:p>
          </table:table-cell>
          <table:table-cell table:style-name="Tableau2.A1" office:value-type="string">
            <text:p text:style-name="Table_20_Contents">*** </text:p>
          </table:table-cell>
        </table:table-row>
        <table:table-row>
          <table:table-cell table:style-name="Tableau2.A1" table:number-columns-spanned="2" office:value-type="string">
            <text:p text:style-name="P12"/>
          </table:table-cell>
          <table:covered-table-cell/>
        </table:table-row>
      </table:table>
      <text:h text:style-name="Heading_20_3" text:outline-level="3">Configuration de la base de données</text:h>
      <text:p text:style-name="Horizontal_20_Lin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Type de la base de données </text:p>
          </table:table-cell>
          <table:table-cell table:style-name="Tableau3.A1" office:value-type="string">
            <text:p text:style-name="Table_20_Contents">mysqli </text:p>
          </table:table-cell>
        </table:table-row>
        <table:table-row>
          <table:table-cell table:style-name="Tableau3.A1" office:value-type="string">
            <text:p text:style-name="Table_20_Contents">Nom du serveur </text:p>
          </table:table-cell>
          <table:table-cell table:style-name="Tableau3.A1" office:value-type="string">
            <text:p text:style-name="Table_20_Contents">localhost </text:p>
          </table:table-cell>
        </table:table-row>
        <text:soft-page-break/>
        <table:table-row>
          <table:table-cell table:style-name="Tableau3.A1" office:value-type="string">
            <text:p text:style-name="Table_20_Contents">Nom d'utilisateur </text:p>
          </table:table-cell>
          <table:table-cell table:style-name="Tableau3.A1" office:value-type="string">
            <text:p text:style-name="Table_20_Contents">maltebruncom </text:p>
          </table:table-cell>
        </table:table-row>
        <table:table-row>
          <table:table-cell table:style-name="Tableau3.A1" office:value-type="string">
            <text:p text:style-name="Table_20_Contents">Mot de passe </text:p>
          </table:table-cell>
          <table:table-cell table:style-name="Tableau3.A1" office:value-type="string">
            <text:p text:style-name="Table_20_Contents">*** </text:p>
          </table:table-cell>
        </table:table-row>
        <table:table-row>
          <table:table-cell table:style-name="Tableau3.A1" office:value-type="string">
            <text:p text:style-name="Table_20_Contents">Nom de la base de données </text:p>
          </table:table-cell>
          <table:table-cell table:style-name="Tableau3.A1" office:value-type="string">
            <text:p text:style-name="Table_20_Contents">maltebruncom </text:p>
          </table:table-cell>
        </table:table-row>
        <table:table-row>
          <table:table-cell table:style-name="Tableau3.A1" office:value-type="string">
            <text:p text:style-name="Table_20_Contents">Préfixe des tables </text:p>
          </table:table-cell>
          <table:table-cell table:style-name="Tableau3.A1" office:value-type="string">
            <text:p text:style-name="Table_20_Contents">mbc_ </text:p>
          </table:table-cell>
        </table:table-row>
        <table:table-row>
          <table:table-cell table:style-name="Tableau3.A1" office:value-type="string">
            <text:p text:style-name="Table_20_Contents">Installation précédente </text:p>
          </table:table-cell>
          <table:table-cell table:style-name="Tableau3.A1" office:value-type="string">
            <text:p text:style-name="Table_20_Contents">Supprimer </text:p>
          </table:table-cell>
        </table:table-row>
        <table:table-row>
          <table:table-cell table:style-name="Tableau3.A1" table:number-columns-spanned="2" office:value-type="string">
            <text:p text:style-name="P12"/>
          </table:table-cell>
          <table:covered-table-cell/>
        </table:table-row>
      </table:table>
      <text:h text:style-name="Heading_20_3" text:outline-level="3">Pré-installation</text:h>
      <text:p text:style-name="Horizontal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Version de PHP &gt;= 5.3.1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Magic Quotes GPC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Register Globals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Support de la compression zlib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Support de XML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Bases de données supportées :<text:line-break/>(pdo, mysql, mysqli)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Directive Mbstring langage par défaut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Directive Mbstring overload désactivée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INI Parser Support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Support JSON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office:value-type="string">
            <text:p text:style-name="Table_20_Contents">configuration.php Modifiable </text:p>
          </table:table-cell>
          <table:table-cell table:style-name="Tableau4.A1" office:value-type="string">
            <text:p text:style-name="Table_20_Contents">Oui </text:p>
          </table:table-cell>
        </table:table-row>
        <table:table-row>
          <table:table-cell table:style-name="Tableau4.A1" table:number-columns-spanned="2" office:value-type="string">
            <text:p text:style-name="P12"/>
          </table:table-cell>
          <table:covered-table-cell/>
        </table:table-row>
      </table:table>
      <text:h text:style-name="Heading_20_3" text:outline-level="3">Paramètres recommandés :</text:h>
      <text:p text:style-name="Horizontal_20_Line"/>
      <text:p text:style-name="Text_20_body">Ces paramètres PHP sont recommandés pour une compatibilité optimale avec Joomla.<text:line-break/>S'ils ne sont pas tous en vert, Joomla! pourra tout de même fonctionner mais des extensions risquent de ne pas être utilisables. 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Directive </text:p>
            </table:table-cell>
            <table:table-cell table:style-name="Tableau5.A1" office:value-type="string">
              <text:p text:style-name="Table_20_Heading">Recommandé </text:p>
            </table:table-cell>
            <table:table-cell table:style-name="Tableau5.A1" office:value-type="string">
              <text:p text:style-name="Table_20_Heading">Actuel </text:p>
            </table:table-cell>
          </table:table-row>
        </table:table-header-rows>
        <table:table-row>
          <table:table-cell table:style-name="Tableau5.A1" office:value-type="string">
            <text:p text:style-name="Table_20_Contents">Safe Mode </text:p>
          </table:table-cell>
          <table:table-cell table:style-name="Tableau5.A1" office:value-type="string">
            <text:p text:style-name="Table_20_Contents">Désactivé </text:p>
          </table:table-cell>
          <table:table-cell table:style-name="Tableau5.A1" office:value-type="string">
            <text:p text:style-name="Table_20_Contents">Activé </text:p>
          </table:table-cell>
        </table:table-row>
        <table:table-row>
          <table:table-cell table:style-name="Tableau5.A1" office:value-type="string">
            <text:p text:style-name="Table_20_Contents">Afficher les erreurs </text:p>
          </table:table-cell>
          <table:table-cell table:style-name="Tableau5.A1" office:value-type="string">
            <text:p text:style-name="Table_20_Contents">Désactivé </text:p>
          </table:table-cell>
          <table:table-cell table:style-name="Tableau5.A1" office:value-type="string">
            <text:p text:style-name="Table_20_Contents">Activé </text:p>
          </table:table-cell>
        </table:table-row>
        <table:table-row>
          <table:table-cell table:style-name="Tableau5.A1" office:value-type="string">
            <text:p text:style-name="Table_20_Contents">Transfert de fichiers </text:p>
          </table:table-cell>
          <table:table-cell table:style-name="Tableau5.A1" office:value-type="string">
            <text:p text:style-name="Table_20_Contents">Activé </text:p>
          </table:table-cell>
          <table:table-cell table:style-name="Tableau5.A1" office:value-type="string">
            <text:p text:style-name="Table_20_Contents">Activé </text:p>
          </table:table-cell>
        </table:table-row>
        <table:table-row>
          <table:table-cell table:style-name="Tableau5.A1" office:value-type="string">
            <text:p text:style-name="Table_20_Contents">Magic Quotes Runtime </text:p>
          </table:table-cell>
          <table:table-cell table:style-name="Tableau5.A1" office:value-type="string">
            <text:p text:style-name="Table_20_Contents">Désactivé </text:p>
          </table:table-cell>
          <table:table-cell table:style-name="Tableau5.A1" office:value-type="string">
            <text:p text:style-name="Table_20_Contents">Désactivé </text:p>
          </table:table-cell>
        </table:table-row>
        <table:table-row>
          <table:table-cell table:style-name="Tableau5.A1" office:value-type="string">
            <text:p text:style-name="Table_20_Contents">Output Buffering </text:p>
          </table:table-cell>
          <table:table-cell table:style-name="Tableau5.A1" office:value-type="string">
            <text:p text:style-name="Table_20_Contents">Désactivé </text:p>
          </table:table-cell>
          <table:table-cell table:style-name="Tableau5.A1" office:value-type="string">
            <text:p text:style-name="Table_20_Contents">Désactivé </text:p>
          </table:table-cell>
        </table:table-row>
        <table:table-row>
          <table:table-cell table:style-name="Tableau5.A1" office:value-type="string">
            <text:p text:style-name="Table_20_Contents">Session Auto Start </text:p>
          </table:table-cell>
          <table:table-cell table:style-name="Tableau5.A1" office:value-type="string">
            <text:p text:style-name="Table_20_Contents">Désactivé </text:p>
          </table:table-cell>
          <table:table-cell table:style-name="Tableau5.A1" office:value-type="string">
            <text:p text:style-name="Table_20_Contents">Désactivé </text:p>
          </table:table-cell>
        </table:table-row>
        <table:table-row>
          <table:table-cell table:style-name="Tableau5.A1" office:value-type="string">
            <text:p text:style-name="Table_20_Contents">Support ZIP natif </text:p>
          </table:table-cell>
          <table:table-cell table:style-name="Tableau5.A1" office:value-type="string">
            <text:p text:style-name="Table_20_Contents">Activé </text:p>
          </table:table-cell>
          <table:table-cell table:style-name="Tableau5.A1" office:value-type="string">
            <text:p text:style-name="Table_20_Contents">Activé </text:p>
          </table:table-cell>
        </table:table-row>
        <table:table-row>
          <table:table-cell table:style-name="Tableau5.A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0"><text:span text:style-name="Source_20_Text"><text:span text:style-name="T9"/></text:span></text:p>
      <text:p text:style-name="Text_20_body"><text:span text:style-name="Source_20_Text"><text:span text:style-name="T12">Administration</text:span></text:span></text:p>
      <text:p text:style-name="P10"><text:span text:style-name="Source_20_Text"><text:span text:style-name="T9">→ Joomla !</text:span></text:span></text:p>
      <text:p text:style-name="P10"><text:span text:style-name="Source_20_Text"><text:span text:style-name="T9">Install Languages → French → Install</text:span></text:span></text:p>
      <text:p text:style-name="P10"><text:span text:style-name="Source_20_Text"><text:span text:style-name="T9">→ Joomla !</text:span></text:span></text:p>
      <text:p text:style-name="P10"><text:span text:style-name="Source_20_Text"><text:span text:style-name="T9">Extensions → Language Manager → <text:tab/>Installed : Site → French → Default</text:span></text:span></text:p>
      <text:p text:style-name="P10"><text:soft-page-break/><text:span text:style-name="Source_20_Text"><text:span text:style-name="T9"><text:tab/><text:tab/><text:tab/><text:tab/><text:tab/><text:tab/>Installed <text:s/>:Administration → French → Default</text:span></text:span></text:p>
      <text:p text:style-name="P10"><text:span text:style-name="Source_20_Text"><text:span text:style-name="T9">→ Joomla !</text:span></text:span></text:p>
      <text:p text:style-name="P10"><text:span text:style-name="Source_20_Text"><text:span text:style-name="T2"/></text:span></text:p>
      <text:p text:style-name="P10"/>
      <text:p text:style-name="P13">Procédure d'installation Postgresql 9.1</text:p>
      <text:p text:style-name="Standard"/>
      <text:p text:style-name="P7">Préparation</text:p>
      <text:p text:style-name="Standard"/>
      <text:p text:style-name="Standard">Se connecter sur 195.5.208.185 en SSH sous le login maltebrun</text:p>
      <text:p text:style-name="Standard"/>
      <text:p text:style-name="P2"><text:span text:style-name="Source_20_Text"><text:span text:style-name="T9">Ajouter dans le fichier /etc/apt/sources.list les lignes :</text:span></text:span></text:p>
      <text:p text:style-name="P2"><text:span text:style-name="Source_20_Text"><text:span text:style-name="T9"/></text:span></text:p>
      <text:p text:style-name="P16"><text:span text:style-name="Source_20_Text"><text:span text:style-name="T14"># Backports for squeeze</text:span></text:span></text:p>
      <text:p text:style-name="P24"><text:span text:style-name="Source_20_Text">deb http://backports.debian.org/debian-backports squeeze-backports main</text:span></text:p>
      <text:p text:style-name="P2"><text:span text:style-name="Source_20_Text"><text:span text:style-name="T9">Réactualiser :</text:span></text:span></text:p>
      <text:p text:style-name="P2"><text:span text:style-name="Source_20_Text"><text:span text:style-name="T9"/></text:span></text:p>
      <text:p text:style-name="P2"><text:span text:style-name="Source_20_Text"><text:span text:style-name="T1">sudo apt-get update</text:span></text:span></text:p>
      <text:p text:style-name="P2"><text:span text:style-name="Source_20_Text"><text:span text:style-name="T1"/></text:span></text:p>
      <text:p text:style-name="P2"><text:span text:style-name="Source_20_Text"><text:span text:style-name="T9">Installer :</text:span></text:span></text:p>
      <text:p text:style-name="P2"><text:span text:style-name="Source_20_Text"><text:span text:style-name="T1"/></text:span></text:p>
      <text:p text:style-name="Standard"><text:span text:style-name="Source_20_Text"><text:span text:style-name="T2">sudo apt-get -t squeeze-backports install postgresql-9.1</text:span></text:span></text:p>
      <text:p text:style-name="P2"><text:span text:style-name="Source_20_Text"><text:span text:style-name="T2"/></text:span></text:p>
      <text:p text:style-name="P2"><text:span text:style-name="Source_20_Text"><text:span text:style-name="T9">Choisir deux mots de passe avec :</text:span></text:span></text:p>
      <text:p text:style-name="P2"><text:span text:style-name="Source_20_Text"><text:span text:style-name="T9"/></text:span></text:p>
      <text:p text:style-name="P2"><text:span text:style-name="Source_20_Text"><text:span text:style-name="T1">pwgen</text:span></text:span></text:p>
      <text:p text:style-name="P2"><text:span text:style-name="Source_20_Text"><text:span text:style-name="T5"/></text:span></text:p>
      <text:p text:style-name="P2"><text:span text:style-name="Source_20_Text"><text:span text:style-name="T9">Changer le mot de passe de l'utilisateur système postgres :</text:span></text:span></text:p>
      <text:p text:style-name="P2"><text:span text:style-name="Source_20_Text"><text:span text:style-name="T2"/></text:span></text:p>
      <text:p text:style-name="P2"><text:span text:style-name="Source_20_Text"><text:span text:style-name="T1">sudo passwd postgres</text:span></text:span></text:p>
      <text:p text:style-name="P2"><text:span text:style-name="Source_20_Text"><text:span text:style-name="T1"/></text:span></text:p>
      <text:p text:style-name="P2"><text:span text:style-name="Source_20_Text"><text:span text:style-name="T9">Changer le mot de passe de l'utilisateur base de données postgres :</text:span></text:span></text:p>
      <text:p text:style-name="P2"><text:span text:style-name="Source_20_Text"><text:span text:style-name="T2"/></text:span></text:p>
      <text:p text:style-name="P2"><text:span text:style-name="Source_20_Text"><text:span text:style-name="T1">su – postgres</text:span></text:span></text:p>
      <text:p text:style-name="P2"><text:span text:style-name="Source_20_Text"><text:span text:style-name="T1">psql</text:span></text:span></text:p>
      <text:p text:style-name="P2"><text:span text:style-name="Source_20_Text"><text:span text:style-name="T1">\password</text:span></text:span></text:p>
      <text:p text:style-name="P2"><text:span text:style-name="Source_20_Text"><text:span text:style-name="T1">\q</text:span></text:span></text:p>
      <text:p text:style-name="P2"><text:span text:style-name="Source_20_Text"><text:span text:style-name="T1">exit</text:span></text:span></text:p>
      <text:p text:style-name="P2"><text:span text:style-name="Source_20_Text"><text:span text:style-name="T1"/></text:span></text:p>
      <text:p text:style-name="P2"><text:span text:style-name="Source_20_Text"><text:span text:style-name="T9">Editer postgresql.conf 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sudo nano /etc/postgresql/9.1/main/postgresql.conf</text:span></text:span></text:p>
      <text:p text:style-name="P2"><text:span text:style-name="Source_20_Text"><text:span text:style-name="T1"/></text:span></text:p>
      <text:p text:style-name="P2"><text:span text:style-name="Source_20_Text"><text:span text:style-name="T9">Ajouter la ligne 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listen_addresses = '*'</text:span></text:span></text:p>
      <text:p text:style-name="P2"><text:span text:style-name="Source_20_Text"><text:span text:style-name="T1"/></text:span></text:p>
      <text:p text:style-name="P2"><text:span text:style-name="Source_20_Text"><text:span text:style-name="T9">Editer pg_hba.conf 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sudo nano /etc/postgresql/9.1/main/pg_hba.conf</text:span></text:span></text:p>
      <text:p text:style-name="P2"><text:span text:style-name="Source_20_Text"><text:span text:style-name="T1"/></text:span></text:p>
      <text:p text:style-name="P2"><text:span text:style-name="Source_20_Text"><text:span text:style-name="T9">Ajouter les lignes :</text:span></text:span></text:p>
      <text:p text:style-name="P2"><text:span text:style-name="Source_20_Text"><text:span text:style-name="T2"/></text:span></text:p>
      <text:p text:style-name="P2"><text:span text:style-name="Source_20_Text"><text:span text:style-name="T1"># Connexion IPv4 maltebrun:</text:span></text:span></text:p>
      <text:p text:style-name="P2"><text:span text:style-name="Source_20_Text"><text:span text:style-name="T1">host all all 213.41.185.104/32 md5</text:span></text:span></text:p>
      <text:p text:style-name="P2"><text:span text:style-name="Source_20_Text"><text:span text:style-name="T1"/></text:span></text:p>
      <text:p text:style-name="P2"><text:span text:style-name="Source_20_Text"><text:span text:style-name="T9">Redémarrer le serveur postgresql :</text:span></text:span></text:p>
      <text:p text:style-name="P2"><text:span text:style-name="Source_20_Text"><text:span text:style-name="T1"/></text:span></text:p>
      <text:p text:style-name="P2"><text:soft-page-break/><text:span text:style-name="Source_20_Text"><text:span text:style-name="T1">su – postgres /etc/init.d/postgresql restart</text:span></text:span></text:p>
      <text:p text:style-name="P2"><text:span text:style-name="Source_20_Text"><text:span text:style-name="T1"/></text:span></text:p>
      <text:p text:style-name="P2"><text:span text:style-name="Source_20_Text"><text:span text:style-name="T9">Pour vérifier si le serveur postgresql est démarré :</text:span></text:span></text:p>
      <text:p text:style-name="P2"><text:span text:style-name="Source_20_Text"><text:span text:style-name="T2"/></text:span></text:p>
      <text:p text:style-name="P2"><text:span text:style-name="Source_20_Text"><text:span text:style-name="T1">su - postgres /etc/init.d/postgresql status</text:span></text:span></text:p>
      <text:p text:style-name="P2"><text:span text:style-name="Source_20_Text"><text:span text:style-name="T1"/></text:span></text:p>
      <text:p text:style-name="P2"><text:span text:style-name="Source_20_Text"><text:span text:style-name="T9">Installer les contributions :</text:span></text:span></text:p>
      <text:p text:style-name="P2"><text:span text:style-name="Source_20_Text"><text:span text:style-name="T1"/></text:span></text:p>
      <text:p text:style-name="Standard"><text:span text:style-name="Source_20_Text"><text:span text:style-name="T2">sudo apt-get -t squeeze-backports install postgresql-contrib-9.1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9">Dans pgAdmin, ajouter l'extension adminpack.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Installer le lien Postgresql – PHP :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5">sudo apt-get -t squeeze-backports install php5-pgsql</text:span></text:span></text:p>
      <text:p text:style-name="Standard"><text:span text:style-name="Source_20_Text"><text:span text:style-name="T5">sudo /etc/init.d/apache2 restart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9">Vérification :</text:span></text:span></text:p>
      <text:p text:style-name="Standard"><text:span text:style-name="Source_20_Text"><text:span text:style-name="T9">ouvrir</text:span></text:span></text:p>
      <text:p text:style-name="Standard"><text:a xlink:type="simple" xlink:href="https://vds2412.sivit.org:10001/php.php"><text:span text:style-name="Source_20_Text"><text:span text:style-name="T5">https://vds2412.sivit.org:10001/php.php</text:span></text:span></text:a></text:p>
      <text:p text:style-name="Standard"><text:span text:style-name="Source_20_Text"><text:span text:style-name="T9">dans un navigateur</text:span></text:span></text:p>
      <text:p text:style-name="Standard"><text:span text:style-name="Source_20_Text"><text:span text:style-name="T9">La version de libpq dans les extensions pgsql et pdo_pgsql est indiquée comme étant 8.4.12</text:span></text:span></text:p>
      <text:p text:style-name="Standard"><text:span text:style-name="Source_20_Text"><text:span text:style-name="T9">Consulter :</text:span></text:span></text:p>
      <text:p text:style-name="Standard"><text:a xlink:type="simple" xlink:href="http://lists.debian.org/debian-backports/2011/10/msg00072.html"><text:span text:style-name="Source_20_Text"><text:span text:style-name="T5">http://lists.debian.org/debian-backports/2011/10/msg00072.html</text:span></text:span></text:a></text:p>
      <text:p text:style-name="Standard"><text:span text:style-name="Source_20_Text"><text:span text:style-name="T9"/></text:span></text:p>
      <text:p text:style-name="P13">Procédure d'installation Postgresql 9.3</text:p>
      <text:p text:style-name="Standard"/>
      <text:p text:style-name="P7">Préparation</text:p>
      <text:p text:style-name="Standard"/>
      <text:p text:style-name="Standard">Se connecter sur 195.5.208.185 en SSH sous le login maltebrun</text:p>
      <text:p text:style-name="Standard"/>
      <text:p text:style-name="Standard"><text:span text:style-name="Source_20_Text"><text:span text:style-name="T9">Créer le fichier </text:span></text:span><text:span text:style-name="Source_20_Text"><text:span text:style-name="T10">/etc/apt/sources.list.d/pgdg.list</text:span></text:span><text:span text:style-name="Source_20_Text"><text:span text:style-name="T9"> et y ajouter la ligne :</text:span></text:span></text:p>
      <text:p text:style-name="P2"><text:span text:style-name="Source_20_Text"><text:span text:style-name="T9"/></text:span></text:p>
      <text:p text:style-name="P24"><text:span text:style-name="Source_20_Text">deb http://apt.postgresql.org/pub/repos/apt/ squeeze-pgdg main</text:span></text:p>
      <text:p text:style-name="P2"><text:span text:style-name="Source_20_Text"><text:span text:style-name="T9">Importer la clé du dépot :</text:span></text:span></text:p>
      <text:p text:style-name="P2"><text:span text:style-name="Source_20_Text"><text:span text:style-name="T9"/></text:span></text:p>
      <text:p text:style-name="P16"><text:span text:style-name="Source_20_Text"><text:span text:style-name="T6">wget --quiet -O - https://www.postgresql.org/media/keys/ACCC4CF8.asc | sudo apt-key add -</text:span></text:span></text:p>
      <text:p text:style-name="P2"><text:span text:style-name="Source_20_Text"><text:span text:style-name="T9"/></text:span></text:p>
      <text:p text:style-name="P2"><text:span text:style-name="Source_20_Text"><text:span text:style-name="T9">Réactualiser :</text:span></text:span></text:p>
      <text:p text:style-name="P2"><text:span text:style-name="Source_20_Text"><text:span text:style-name="T9"/></text:span></text:p>
      <text:p text:style-name="P2"><text:span text:style-name="Source_20_Text"><text:span text:style-name="T1">sudo apt-get update</text:span></text:span></text:p>
      <text:p text:style-name="P2"><text:span text:style-name="Source_20_Text"><text:span text:style-name="T1">sudo apt-get upgrade</text:span></text:span></text:p>
      <text:p text:style-name="P2"><text:span text:style-name="Source_20_Text"><text:span text:style-name="T1"/></text:span></text:p>
      <text:p text:style-name="P2"><text:span text:style-name="Source_20_Text"><text:span text:style-name="T9">Installer :</text:span></text:span></text:p>
      <text:p text:style-name="P2"><text:span text:style-name="Source_20_Text"><text:span text:style-name="T1"/></text:span></text:p>
      <text:p text:style-name="Standard"><text:span text:style-name="Source_20_Text"><text:span text:style-name="T2">sudo apt-get install postgresql-9.3</text:span></text:span></text:p>
      <text:p text:style-name="P2"><text:span text:style-name="Source_20_Text"><text:span text:style-name="T2"/></text:span></text:p>
      <text:p text:style-name="P2"><text:span text:style-name="Source_20_Text"><text:span text:style-name="T9">Choisir un mot de passe avec :</text:span></text:span></text:p>
      <text:p text:style-name="P2"><text:span text:style-name="Source_20_Text"><text:span text:style-name="T9"/></text:span></text:p>
      <text:p text:style-name="P2"><text:span text:style-name="Source_20_Text"><text:span text:style-name="T1">pwgen</text:span></text:span></text:p>
      <text:p text:style-name="P2"><text:span text:style-name="Source_20_Text"><text:span text:style-name="T5"/></text:span></text:p>
      <text:p text:style-name="P2"><text:span text:style-name="Source_20_Text"><text:span text:style-name="T9">Changer le mot de passe de l'utilisateur base de données postgres :</text:span></text:span></text:p>
      <text:p text:style-name="P2"><text:span text:style-name="Source_20_Text"><text:span text:style-name="T2"/></text:span></text:p>
      <text:p text:style-name="P2"><text:span text:style-name="Source_20_Text"><text:span text:style-name="T1">su – postgres</text:span></text:span></text:p>
      <text:p text:style-name="P2"><text:span text:style-name="Source_20_Text"><text:span text:style-name="T1">psql -p 5433</text:span></text:span></text:p>
      <text:p text:style-name="P2"><text:span text:style-name="Source_20_Text"><text:span text:style-name="T1">\password</text:span></text:span></text:p>
      <text:p text:style-name="P2"><text:span text:style-name="Source_20_Text"><text:span text:style-name="T1">\q</text:span></text:span></text:p>
      <text:p text:style-name="P2"><text:span text:style-name="Source_20_Text"><text:span text:style-name="T1">exit</text:span></text:span></text:p>
      <text:p text:style-name="P2"><text:span text:style-name="Source_20_Text"><text:span text:style-name="T1"/></text:span></text:p>
      <text:p text:style-name="P2"><text:span text:style-name="Source_20_Text"><text:span text:style-name="T9">Editer postgresql.conf 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sudo nano /etc/postgresql/9.3/main/postgresql.conf</text:span></text:span></text:p>
      <text:p text:style-name="P2"><text:span text:style-name="Source_20_Text"><text:span text:style-name="T1"/></text:span></text:p>
      <text:p text:style-name="P2"><text:span text:style-name="Source_20_Text"><text:span text:style-name="T9">Ajouter la ligne 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listen_addresses = '*'</text:span></text:span></text:p>
      <text:p text:style-name="P2"><text:span text:style-name="Source_20_Text"><text:span text:style-name="T1"/></text:span></text:p>
      <text:p text:style-name="P2"><text:span text:style-name="Source_20_Text"><text:span text:style-name="T9">Editer pg_hba.conf 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sudo nano /etc/postgresql/9.3/main/pg_hba.conf</text:span></text:span></text:p>
      <text:p text:style-name="P2"><text:span text:style-name="Source_20_Text"><text:span text:style-name="T1"/></text:span></text:p>
      <text:p text:style-name="P2"><text:span text:style-name="Source_20_Text"><text:span text:style-name="T9">Ajouter les lignes :</text:span></text:span></text:p>
      <text:p text:style-name="P2"><text:span text:style-name="Source_20_Text"><text:span text:style-name="T2"/></text:span></text:p>
      <text:p text:style-name="P2"><text:span text:style-name="Source_20_Text"><text:span text:style-name="T1"># Connexion IPv4 maltebrun:</text:span></text:span></text:p>
      <text:p text:style-name="P2"><text:span text:style-name="Source_20_Text"><text:span text:style-name="T1">host all all 82.123.160.243/32 md5</text:span></text:span></text:p>
      <text:p text:style-name="P2"><text:span text:style-name="Source_20_Text"><text:span text:style-name="T1"/></text:span></text:p>
      <text:p text:style-name="P2"><text:span text:style-name="Source_20_Text"><text:span text:style-name="T9">Redémarrer le serveur postgresql :</text:span></text:span></text:p>
      <text:p text:style-name="P2"><text:span text:style-name="Source_20_Text"><text:span text:style-name="T1"/></text:span></text:p>
      <text:p text:style-name="P2"><text:soft-page-break/><text:span text:style-name="Source_20_Text"><text:span text:style-name="T1">su – postgres /etc/init.d/postgresql restart 9.3</text:span></text:span></text:p>
      <text:p text:style-name="P2"><text:span text:style-name="Source_20_Text"><text:span text:style-name="T1"/></text:span></text:p>
      <text:p text:style-name="P2"><text:span text:style-name="Source_20_Text"><text:span text:style-name="T9">Pour vérifier si le serveur postgresql est démarré :</text:span></text:span></text:p>
      <text:p text:style-name="P2"><text:span text:style-name="Source_20_Text"><text:span text:style-name="T2"/></text:span></text:p>
      <text:p text:style-name="P2"><text:span text:style-name="Source_20_Text"><text:span text:style-name="T1">su - postgres /etc/init.d/postgresql status</text:span></text:span></text:p>
      <text:p text:style-name="P2"><text:span text:style-name="Source_20_Text"><text:span text:style-name="T1"/></text:span></text:p>
      <text:p text:style-name="P2"><text:span text:style-name="Source_20_Text"><text:span text:style-name="T9">Installer les contributions :</text:span></text:span></text:p>
      <text:p text:style-name="P2"><text:span text:style-name="Source_20_Text"><text:span text:style-name="T1"/></text:span></text:p>
      <text:p text:style-name="Standard"><text:span text:style-name="Source_20_Text"><text:span text:style-name="T2">sudo apt-get install postgresql-contrib-9.3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9">Dans pgAdmin, ajouter l'extension adminpack.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/></text:span></text:p>
      <text:p text:style-name="P13">Procédure d'installation Geos 3.3.5</text:p>
      <text:p text:style-name="Standard"><text:span text:style-name="Source_20_Text"><text:span text:style-name="T9"/></text:span></text:p>
      <text:p text:style-name="Standard"><text:span text:style-name="Source_20_Text"><text:span text:style-name="T2">sudo apt-get install libc6-dev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cd /usr/src/</text:span></text:span></text:p>
      <text:p text:style-name="Standard"><text:span text:style-name="Source_20_Text"><text:span text:style-name="T2">sudo mkdir geos</text:span></text:span></text:p>
      <text:p text:style-name="Standard"><text:span text:style-name="Source_20_Text"><text:span text:style-name="T2">cd geos</text:span></text:span></text:p>
      <text:p text:style-name="Standard"><text:span text:style-name="Source_20_Text"><text:span text:style-name="T2">sudo wget http://download.osgeo.org/geos/geos-3.3.5.tar.bz2</text:span></text:span></text:p>
      <text:p text:style-name="Preformatted_20_Text"><text:span text:style-name="Source_20_Text"><text:span text:style-name="T2">sudo tar xvfj geos-3.3.5.tar.bz2</text:span></text:span></text:p>
      <text:p text:style-name="Preformatted_20_Text"><text:span text:style-name="Source_20_Text"><text:span text:style-name="T2">cd geos-3.3.5</text:span></text:span></text:p>
      <text:p text:style-name="Preformatted_20_Text"><text:span text:style-name="Source_20_Text"><text:span text:style-name="T2">./configure</text:span></text:span></text:p>
      <text:p text:style-name="Preformatted_20_Text"><text:span text:style-name="Source_20_Text"><text:span text:style-name="T2">make</text:span></text:span></text:p>
      <text:p text:style-name="Preformatted_20_Text"><text:span text:style-name="Source_20_Text"><text:span text:style-name="T2">sudo make install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9">Vérification :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cd ~</text:span></text:span></text:p>
      <text:p text:style-name="Preformatted_20_Text"><text:span text:style-name="Source_20_Text"><text:span text:style-name="T2">geos-config --version</text:span></text:span></text:p>
      <text:p text:style-name="Preformatted_20_Text"><text:span text:style-name="Source_20_Text"><text:span text:style-name="T2"/></text:span></text:p>
      <text:p text:style-name="P13">Procédure d'installation Proj4</text:p>
      <text:p text:style-name="Standard"><text:span text:style-name="Source_20_Text"><text:span text:style-name="T9"/></text:span></text:p>
      <text:p text:style-name="Standard"><text:span text:style-name="Source_20_Text"><text:span text:style-name="T2">cd /usr/src/</text:span></text:span></text:p>
      <text:p text:style-name="Standard"><text:span text:style-name="Source_20_Text"><text:span text:style-name="T2">sudo mkdir proj</text:span></text:span></text:p>
      <text:p text:style-name="Standard"><text:span text:style-name="Source_20_Text"><text:span text:style-name="T2">cd proj</text:span></text:span></text:p>
      <text:p text:style-name="Standard"><text:span text:style-name="Source_20_Text"><text:span text:style-name="T2">sudo wget http://download.osgeo.org/proj/proj-4.8.0.tar.gz</text:span></text:span></text:p>
      <text:p text:style-name="Preformatted_20_Text"><text:span text:style-name="Source_20_Text"><text:span text:style-name="T2">sudo tar xvfz proj-4.8.0.tar.gz</text:span></text:span></text:p>
      <text:p text:style-name="Preformatted_20_Text"><text:span text:style-name="Source_20_Text"><text:span text:style-name="T2">sudo chown -R maltebrun:src proj-4.8.0</text:span></text:span></text:p>
      <text:p text:style-name="Preformatted_20_Text"><text:span text:style-name="Source_20_Text"><text:span text:style-name="T2">cd proj-4.8.0</text:span></text:span></text:p>
      <text:p text:style-name="Preformatted_20_Text"><text:span text:style-name="Source_20_Text"><text:span text:style-name="T2">./configure</text:span></text:span></text:p>
      <text:p text:style-name="Preformatted_20_Text"><text:span text:style-name="Source_20_Text"><text:span text:style-name="T2">make</text:span></text:span></text:p>
      <text:p text:style-name="Preformatted_20_Text"><text:span text:style-name="Source_20_Text"><text:span text:style-name="T2">sudo make install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su -</text:span></text:span></text:p>
      <text:p text:style-name="Preformatted_20_Text"><text:span text:style-name="Source_20_Text"><text:span text:style-name="T2">echo /usr/local/lib &gt;&gt; /etc/ld.so.conf</text:span></text:span></text:p>
      <text:p text:style-name="Preformatted_20_Text"><text:span text:style-name="Source_20_Text"><text:span text:style-name="T2">exit</text:span></text:span></text:p>
      <text:p text:style-name="Preformatted_20_Text"><text:span text:style-name="Source_20_Text"><text:span text:style-name="T2">sudo ldconfig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9">Vérification :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cd ~</text:span></text:span></text:p>
      <text:p text:style-name="Preformatted_20_Text"><text:span text:style-name="Source_20_Text"><text:span text:style-name="T2">proj</text:span></text:span></text:p>
      <text:p text:style-name="Preformatted_20_Text"><text:span text:style-name="Source_20_Text"><text:span text:style-name="T2"/></text:span></text:p>
      <text:p text:style-name="P13">Procédure d'installation Postgis</text:p>
      <text:p text:style-name="Standard"/>
      <text:p text:style-name="Standard"><text:span text:style-name="Source_20_Text"><text:span text:style-name="T13">Installation de ghostscript 8.71 (consulter </text:span></text:span><text:a xlink:type="simple" xlink:href="http://www.ghostscript.com/"><text:span text:style-name="Source_20_Text"><text:span text:style-name="T13">http://www.ghostscript.com</text:span></text:span></text:a><text:span text:style-name="Source_20_Text"><text:span text:style-name="T13">) :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sudo apt-get install ghostscript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13">Installation de <text:s/>dblatex (0.3-2) :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sudo apt-get install dblatex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sudo apt-get install libcunit1-ncurses-dev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Installation de ImageMagick (consulter </text:span></text:span><text:a xlink:type="simple" xlink:href="http://www.imagemagick.org/"><text:span text:style-name="Source_20_Text"><text:span text:style-name="T13">http://www.imagemagick.org</text:span></text:span></text:a><text:span text:style-name="Source_20_Text"><text:span text:style-name="T13">) :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cd /usr/src/</text:span></text:span></text:p>
      <text:p text:style-name="Standard"><text:span text:style-name="Source_20_Text"><text:span text:style-name="T2">sudo mkdir imagemagick</text:span></text:span></text:p>
      <text:p text:style-name="Standard"><text:span text:style-name="Source_20_Text"><text:span text:style-name="T2">cd imagemagick</text:span></text:span></text:p>
      <text:p text:style-name="Standard"><text:span text:style-name="Source_20_Text"><text:span text:style-name="T2">sudo wget http://www.imagemagick.org/download/ImageMagick-6.8.0-4.tar.bz2</text:span></text:span></text:p>
      <text:p text:style-name="Preformatted_20_Text"><text:span text:style-name="Source_20_Text"><text:span text:style-name="T2">sudo tar xvfj ImageMagick-6.8.0-4.tar.bz2</text:span></text:span></text:p>
      <text:p text:style-name="Preformatted_20_Text"><text:span text:style-name="Source_20_Text"><text:span text:style-name="T2">sudo chown -R maltebrun:src ImageMagick-6.8.0-4</text:span></text:span></text:p>
      <text:p text:style-name="Preformatted_20_Text"><text:span text:style-name="Source_20_Text"><text:span text:style-name="T2">cd ImageMagick-6.8.0-4</text:span></text:span></text:p>
      <text:p text:style-name="Preformatted_20_Text"><text:span text:style-name="Source_20_Text"><text:span text:style-name="T2">./configure</text:span></text:span></text:p>
      <text:p text:style-name="Preformatted_20_Text"><text:span text:style-name="Source_20_Text"><text:span text:style-name="T2">make</text:span></text:span></text:p>
      <text:p text:style-name="Preformatted_20_Text"><text:span text:style-name="Source_20_Text"><text:span text:style-name="T4">sudo make install</text:span></text:span></text:p>
      <text:p text:style-name="Standard"/>
      <text:p text:style-name="Standard"><text:span text:style-name="Source_20_Text"><text:span text:style-name="T13">Installation de GDAL (consulter </text:span></text:span><text:a xlink:type="simple" xlink:href="http://www.imagemagick.org/"><text:span text:style-name="Source_20_Text"><text:span text:style-name="T13">http://www.gdal.org</text:span></text:span></text:a><text:span text:style-name="Source_20_Text"><text:span text:style-name="T13">) :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cd /usr/src/</text:span></text:span></text:p>
      <text:p text:style-name="Standard"><text:span text:style-name="Source_20_Text"><text:span text:style-name="T2">sudo mkdir gdal</text:span></text:span></text:p>
      <text:p text:style-name="Standard"><text:span text:style-name="Source_20_Text"><text:span text:style-name="T2">cd gdal</text:span></text:span></text:p>
      <text:p text:style-name="P1"><text:span text:style-name="Source_20_Text"><text:span text:style-name="T2">sudo wget </text:span></text:span>http://download.osgeo.org/gdal/gdal-1.9.2.tar.gz</text:p>
      <text:p text:style-name="Preformatted_20_Text"><text:span text:style-name="Source_20_Text"><text:span text:style-name="T2">sudo tar xvfz </text:span></text:span><text:span text:style-name="Source_20_Text"><text:span text:style-name="T2">gdal-1.9.2</text:span></text:span><text:span text:style-name="Source_20_Text"><text:span text:style-name="T2">.tar.gz</text:span></text:span></text:p>
      <text:p text:style-name="Preformatted_20_Text"><text:span text:style-name="Source_20_Text"><text:span text:style-name="T2">sudo chown -R maltebrun:src </text:span></text:span><text:span text:style-name="Source_20_Text"><text:span text:style-name="T2">gdal-1.9.2</text:span></text:span></text:p>
      <text:p text:style-name="Preformatted_20_Text"><text:span text:style-name="Source_20_Text"><text:span text:style-name="T2">cd </text:span></text:span><text:span text:style-name="Source_20_Text"><text:span text:style-name="T2">gdal-1.9.2</text:span></text:span></text:p>
      <text:p text:style-name="Preformatted_20_Text"><text:span text:style-name="Source_20_Text"><text:span text:style-name="T2">./configure</text:span></text:span></text:p>
      <text:p text:style-name="Preformatted_20_Text"><text:span text:style-name="Source_20_Text"><text:span text:style-name="T2">make</text:span></text:span></text:p>
      <text:p text:style-name="Preformatted_20_Text"><text:span text:style-name="Source_20_Text"><text:span text:style-name="T2">sudo make install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9">Vérification :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cd ~</text:span></text:span></text:p>
      <text:p text:style-name="Preformatted_20_Text"><text:span text:style-name="Source_20_Text"><text:span text:style-name="T2">gdal-config --version</text:span></text:span></text:p>
      <text:p text:style-name="Preformatted_20_Text"><text:span text:style-name="Source_20_Text"><text:span text:style-name="T2"/></text:span></text:p>
      <text:p text:style-name="Standard"><text:span text:style-name="Source_20_Text"><text:span text:style-name="T13">Installation de JSON-C 0.9-1 :</text:span></text:span></text:p>
      <text:p text:style-name="Standard"><text:span text:style-name="Source_20_Text"><text:span text:style-name="T13"/></text:span></text:p>
      <text:p text:style-name="Preformatted_20_Text"><text:span text:style-name="Source_20_Text"><text:span text:style-name="T2">sudo apt-get install libjson0</text:span></text:span></text:p>
      <text:p text:style-name="Preformatted_20_Text"><text:span text:style-name="Source_20_Text"><text:span text:style-name="T2">sudo apt-get install libjson0-dbg</text:span></text:span></text:p>
      <text:p text:style-name="Preformatted_20_Text"><text:span text:style-name="Source_20_Text"><text:span text:style-name="T2">sudo apt-get install libjson0-dev</text:span></text:span></text:p>
      <text:p text:style-name="Preformatted_20_Text"><text:span text:style-name="Source_20_Text"><text:span text:style-name="T2"/></text:span></text:p>
      <text:p text:style-name="Standard"><text:span text:style-name="Source_20_Text"><text:span text:style-name="T13">Installation de xslt (1.1.26-6+squeeze2) :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sudo apt-get install xsltproc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Installation des sources postgresql 9.1 :</text:span></text:span></text:p>
      <text:p text:style-name="Standard"><text:span text:style-name="Source_20_Text"><text:span text:style-name="T2"/></text:span></text:p>
      <text:p text:style-name="P1">sudo apt-get -t squeeze-backports install postgresql-server-dev-<text:soft-page-break/>9.1</text:p>
      <text:p text:style-name="P1"/>
      <text:p text:style-name="Standard"><text:span text:style-name="Source_20_Text"><text:span text:style-name="T13">Pour avoir xml2-config :</text:span></text:span></text:p>
      <text:p text:style-name="P1"><text:span text:style-name="Source_20_Text"><text:span text:style-name="T2"/></text:span></text:p>
      <text:p text:style-name="P1">sudo apt-get install libxml2-dev</text:p>
      <text:p text:style-name="Standard"><text:span text:style-name="Source_20_Text"><text:span text:style-name="T13"/></text:span></text:p>
      <text:p text:style-name="Standard"><text:span text:style-name="Source_20_Text"><text:span text:style-name="T13">Installation de postgis :</text:span></text:span></text:p>
      <text:p text:style-name="P1"/>
      <text:p text:style-name="Standard"><text:span text:style-name="Source_20_Text"><text:span text:style-name="T2">cd /usr/src/</text:span></text:span></text:p>
      <text:p text:style-name="Standard"><text:span text:style-name="Source_20_Text"><text:span text:style-name="T2">sudo mkdir postgis</text:span></text:span></text:p>
      <text:p text:style-name="Standard"><text:span text:style-name="Source_20_Text"><text:span text:style-name="T2">cd postgis</text:span></text:span></text:p>
      <text:p text:style-name="Standard"><text:span text:style-name="Source_20_Text"><text:span text:style-name="T2">sudo wget http://download.osgeo.org/postgis/source/postgis-2.0.1.tar.gz</text:span></text:span></text:p>
      <text:p text:style-name="Preformatted_20_Text"><text:span text:style-name="Source_20_Text"><text:span text:style-name="T2">sudo tar xvfz postgis-2.0.1.tar.gz</text:span></text:span></text:p>
      <text:p text:style-name="Preformatted_20_Text"><text:span text:style-name="Source_20_Text"><text:span text:style-name="T2">sudo chown -R maltebrun:src postgis-2.0.1</text:span></text:span></text:p>
      <text:p text:style-name="Preformatted_20_Text"><text:span text:style-name="Source_20_Text"><text:span text:style-name="T2">cd postgis-2.0.1</text:span></text:span></text:p>
      <text:p text:style-name="Preformatted_20_Text"><text:span text:style-name="Source_20_Text"><text:span text:style-name="T2">./configure -–with-raster --with-topology</text:span></text:span></text:p>
      <text:p text:style-name="Preformatted_20_Text"><text:span text:style-name="Source_20_Text"><text:span text:style-name="T2">make</text:span></text:span></text:p>
      <text:p text:style-name="Preformatted_20_Text"><text:span text:style-name="Source_20_Text"><text:span text:style-name="T2">make comments</text:span></text:span></text:p>
      <text:p text:style-name="Preformatted_20_Text"><text:span text:style-name="Source_20_Text"><text:span text:style-name="T2">make cheatsheets</text:span></text:span></text:p>
      <text:p text:style-name="Preformatted_20_Text"><text:span text:style-name="Source_20_Text"><text:span text:style-name="T4">sudo make install</text:span></text:span></text:p>
      <text:p text:style-name="Preformatted_20_Text"><text:span text:style-name="Source_20_Text"><text:span text:style-name="T4">sudo make comments-install</text:span></text:span></text:p>
      <text:p text:style-name="Preformatted_20_Text"><text:span text:style-name="Source_20_Text"><text:span text:style-name="T4"/></text:span></text:p>
      <text:p text:style-name="Standard"><text:span text:style-name="Source_20_Text"><text:span text:style-name="T13">Avec pgAdmin :</text:span></text:span></text:p>
      <text:list xml:id="list5359631956106610684" text:style-name="L1">
        <text:list-item>
          <text:p text:style-name="P48"><text:span text:style-name="Source_20_Text"><text:span text:style-name="T13">Créer une base de données encodée en UTF8</text:span></text:span></text:p>
        </text:list-item>
        <text:list-item>
          <text:p text:style-name="P48"><text:span text:style-name="Source_20_Text"><text:span text:style-name="T13">Ajouter les extensions :</text:span></text:span></text:p>
          <text:list>
            <text:list-item>
              <text:p text:style-name="P48"><text:span text:style-name="Source_20_Text"><text:span text:style-name="T13">adminpack</text:span></text:span></text:p>
            </text:list-item>
            <text:list-item>
              <text:p text:style-name="P48"><text:span text:style-name="Source_20_Text"><text:span text:style-name="T13">postgis</text:span></text:span></text:p>
            </text:list-item>
            <text:list-item>
              <text:p text:style-name="P48"><text:span text:style-name="Source_20_Text"><text:span text:style-name="T13">postgis-topology</text:span></text:span></text:p>
            </text:list-item>
          </text:list>
        </text:list-item>
      </text:list>
      <text:p text:style-name="P1"><text:span text:style-name="Source_20_Text"><text:span text:style-name="T4"/></text:span></text:p>
      <text:p text:style-name="P13">Installation de Node.js</text:p>
      <text:p text:style-name="Standard"><text:span text:style-name="Source_20_Text"><text:span text:style-name="T4"/></text:span></text:p>
      <text:p text:style-name="Standard"><text:span text:style-name="Source_20_Text"><text:span text:style-name="T13">Fonctionne pour Ubuntu mais pas pour Debian :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sudo apt-get install nodej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Installation Debian :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sudo apt-get update</text:span></text:span></text:p>
      <text:p text:style-name="Preformatted_20_Text"><text:span text:style-name="Source_20_Text"><text:span text:style-name="T4">(corriger : W: Failed to fetch http://backports.debian.org/debian-backports/dists/squeeze-backports/Release)</text:span></text:span></text:p>
      <text:p text:style-name="Standard"><text:span text:style-name="Source_20_Text"><text:span text:style-name="T4">sudo apt-get install git-core</text:span></text:span></text:p>
      <text:p text:style-name="P15"><text:span text:style-name="Source_20_Text"><text:span text:style-name="T4">(git --version : 1,7,2,5)</text:span></text:span></text:p>
      <text:p text:style-name="P15"><text:span text:style-name="Source_20_Text"><text:span text:style-name="T4">sudo apt-get install curl</text:span></text:span></text:p>
      <text:p text:style-name="P15"><text:span text:style-name="Source_20_Text"><text:span text:style-name="T4">(curl -V : curl 7.21.0)</text:span></text:span></text:p>
      <text:p text:style-name="P15"><text:span text:style-name="Source_20_Text"><text:span text:style-name="T4">sudo apt-get install build-essential</text:span></text:span></text:p>
      <text:p text:style-name="P15"><text:span text:style-name="Source_20_Text"><text:span text:style-name="T4">(build-essential is already the newest version.)</text:span></text:span></text:p>
      <text:p text:style-name="P15"><text:span text:style-name="Source_20_Text"><text:span text:style-name="T4">sudo apt-get install openssl</text:span></text:span></text:p>
      <text:p text:style-name="P15"><text:span text:style-name="Source_20_Text"><text:span text:style-name="T4">(Preparing to replace openssl 0.9.8o-4squeeze13 (using .../openssl_0.9.8o-4squeeze14_i386.deb) ...)</text:span></text:span></text:p>
      <text:p text:style-name="P15"><text:span text:style-name="Source_20_Text"><text:span text:style-name="T4">(openssl version : OpenSSL 0.9.8o 01 Jun 2010)</text:span></text:span></text:p>
      <text:p text:style-name="P15"><text:span text:style-name="Source_20_Text"><text:span text:style-name="T4">sudo apt-get install libssl-dev</text:span></text:span></text:p>
      <text:p text:style-name="P15"><text:span text:style-name="Source_20_Text"><text:span text:style-name="T4">(The following extra packages will be installed:</text:span></text:span></text:p>
      <text:p text:style-name="P15"><text:span text:style-name="Source_20_Text"><text:span text:style-name="T4"><text:s text:c="2"/>libssl0.9.8</text:span></text:span></text:p>
      <text:p text:style-name="P15"><text:span text:style-name="Source_20_Text"><text:span text:style-name="T4">The following packages will be upgraded:</text:span></text:span></text:p>
      <text:p text:style-name="P15"><text:span text:style-name="Source_20_Text"><text:span text:style-name="T4"><text:s text:c="2"/>libssl-dev libssl0.9.8)</text:span></text:span></text:p>
      <text:p text:style-name="P15"><text:span text:style-name="Source_20_Text"><text:span text:style-name="T4">git clone https://github.com/joyent/node.git</text:span></text:span></text:p>
      <text:p text:style-name="P15"><text:span text:style-name="Source_20_Text"><text:span text:style-name="T4">cd node</text:span></text:span></text:p>
      <text:p text:style-name="P15"><text:span text:style-name="Source_20_Text"><text:span text:style-name="T4">git tag</text:span></text:span></text:p>
      <text:p text:style-name="P15"><text:span text:style-name="Source_20_Text"><text:span text:style-name="T4">git checkout v0,8,22</text:span></text:span></text:p>
      <text:p text:style-name="P15"><text:span text:style-name="Source_20_Text"><text:span text:style-name="T4">(--&gt; plus récente stable : v0.8.22)</text:span></text:span></text:p>
      <text:p text:style-name="P1"><text:span text:style-name="Source_20_Text"><text:span text:style-name="T15">./configure</text:span></text:span><text:span text:style-name="Source_20_Text"><text:span text:style-name="T4"> </text:span></text:span><text:span text:style-name="Source_20_Text"><text:span text:style-name="T15">--openssl-libpath=/usr/lib/ssl</text:span></text:span></text:p>
      <text:p text:style-name="Standard"><text:span text:style-name="Source_20_Text">make</text:span></text:p>
      <text:p text:style-name="Standard"><text:span text:style-name="Source_20_Text">make</text:span> <text:span text:style-name="Source_20_Text">test</text:span></text:p>
      <text:p text:style-name="Standard"><text:span text:style-name="Source_20_Text">sudo</text:span> <text:span text:style-name="Source_20_Text">make</text:span> <text:span text:style-name="Source_20_Text">install</text:span></text:p>
      <text:p text:style-name="Standard"><text:span text:style-name="Source_20_Text">node -v</text:span></text:p>
      <text:p text:style-name="Standard">v0.8.22</text:p>
      <text:p text:style-name="Standard"><text:span text:style-name="Source_20_Text"># Lucky us: NPM is packaged with Node.js source so this is now installed too</text:span></text:p>
      <text:p text:style-name="Standard"><text:span text:style-name="Source_20_Text"># curl </text:span><text:a xlink:type="simple" xlink:href="http://npmjs.org/install.sh"><text:span text:style-name="Source_20_Text">http://npmjs.org/install.sh</text:span></text:a><text:span text:style-name="Source_20_Text"> | sudo sh</text:span></text:p>
      <text:p text:style-name="Standard"><text:span text:style-name="Source_20_Text">npm -v</text:span></text:p>
      <text:p text:style-name="P15"><text:span text:style-name="Source_20_Text"><text:span text:style-name="T4">1.2.14</text:span></text:span></text:p>
      <text:p text:style-name="P15"><text:span text:style-name="Source_20_Text"><text:span text:style-name="T4"/></text:span></text:p>
      <text:p text:style-name="P15"/>
      <text:p text:style-name="P15"><text:span text:style-name="Source_20_Text"><text:span text:style-name="T4">Instructions selon :</text:span></text:span></text:p>
      <text:p text:style-name="P15"><text:span text:style-name="Source_20_Text"><text:span text:style-name="T4">http://sekati.com/etc/install-nodejs-on-debian-squeeze</text:span></text:span></text:p>
      <text:p text:style-name="P15"><text:span text:style-name="Source_20_Text"><text:span text:style-name="T4"/></text:span></text:p>
      <text:p text:style-name="P15"><text:span text:style-name="Source_20_Text"><text:span text:style-name="T4">Bookmark :</text:span></text:span></text:p>
      <text:p text:style-name="P15"><text:span text:style-name="Source_20_Text"><text:span text:style-name="T4">http://www.dewep.net/Blog/Article-9/Utiliser-cURL-PHP</text:span></text:span></text:p>
      <text:p text:style-name="P15"><text:span text:style-name="Source_20_Text"><text:span text:style-name="T4"/></text:span></text:p>
      <text:p text:style-name="P13">Installation de pg</text:p>
      <text:p text:style-name="P15"><text:span text:style-name="Source_20_Text"><text:span text:style-name="T4">npm install pg</text:span></text:span></text:p>
      <text:p text:style-name="P15"><text:span text:style-name="Source_20_Text"><text:span text:style-name="T4"/></text:span></text:p>
      <text:p text:style-name="P15"><text:span text:style-name="Source_20_Text"><text:span text:style-name="T4"/></text:span></text:p>
      <text:p text:style-name="P13">Désinstallation de Node.js</text:p>
      <text:p text:style-name="P15"><text:span text:style-name="Source_20_Text"><text:span text:style-name="T4"/></text:span></text:p>
      <text:p text:style-name="P15">Désinstallation de npm :</text:p>
      <text:p text:style-name="P15"><text:span text:style-name="Source_20_Text"><text:span text:style-name="T4"/></text:span></text:p>
      <text:p text:style-name="P15"><text:span text:style-name="Source_20_Text"><text:span text:style-name="T4">sudo npm rm npm -g</text:span></text:span></text:p>
      <text:p text:style-name="P15"><text:span text:style-name="Source_20_Text"><text:span text:style-name="T4">cd ~ (ou cd)</text:span></text:span></text:p>
      <text:p text:style-name="P15"><text:span text:style-name="Source_20_Text"><text:span text:style-name="T4">rm -rf .npm</text:span></text:span></text:p>
      <text:p text:style-name="P15"><text:span text:style-name="Source_20_Text"><text:span text:style-name="T4"/></text:span></text:p>
      <text:p text:style-name="P15"><text:span text:style-name="Source_20_Text"><text:span text:style-name="T4">Désinstallation de node.js (car installé par make &amp;&amp; make install):</text:span></text:span></text:p>
      <text:p text:style-name="P15"><text:span text:style-name="Source_20_Text"><text:span text:style-name="T4"/></text:span></text:p>
      <text:p text:style-name="P15"><text:span text:style-name="Source_20_Text"><text:span text:style-name="T4">cd ~/node</text:span></text:span></text:p>
      <text:p text:style-name="P15"><text:span text:style-name="Source_20_Text"><text:span text:style-name="T4">sudo make uninstall</text:span></text:span></text:p>
      <text:p text:style-name="P15"><text:span text:style-name="Source_20_Text"><text:span text:style-name="T4">cd ~ (ou cd)</text:span></text:span></text:p>
      <text:p text:style-name="P15"><text:span text:style-name="Source_20_Text"><text:span text:style-name="T4">rm -rf node</text:span></text:span></text:p>
      <text:p text:style-name="P15"><text:span text:style-name="Source_20_Text"><text:span text:style-name="T4">rm -rf node_modules</text:span></text:span></text:p>
      <text:p text:style-name="P15"><text:span text:style-name="Source_20_Text"><text:span text:style-name="T4">rm -rf .node-gyp</text:span></text:span></text:p>
      <text:p text:style-name="P15"><text:span text:style-name="Source_20_Text"><text:span text:style-name="T4"/></text:span></text:p>
      <text:p text:style-name="P15"><text:span text:style-name="Source_20_Text"><text:span text:style-name="T4">Références :</text:span></text:span></text:p>
      <text:p text:style-name="P15"><text:span text:style-name="Source_20_Text"><text:span text:style-name="T4">http://comments.gmane.org/gmane.comp.lang.javascript.nodejs/22051</text:span></text:span></text:p>
      <text:p text:style-name="P15"><text:span text:style-name="Source_20_Text"><text:span text:style-name="T4"/></text:span></text:p>
      <text:p text:style-name="P13">Installation de Node.js v0.10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>git clone git://github.com/creationix/nvm.git ~/.nvm</text:span></text:span></text:p>
      <text:p text:style-name="Standard"><text:span text:style-name="Source_20_Text"><text:span text:style-name="T8">printf "\n\n# NVM\nif [ -s ~/.nvm/nvm.sh ]; then\n\tNVM_DIR=~/.nvm\n\tsource ~/.nvm/nvm.sh\nfi" &gt;&gt; ~/.bashrc</text:span></text:span></text:p>
      <text:p text:style-name="P2">NVM_DIR=~/.nvm</text:p>
      <text:p text:style-name="P2">source ~/.nvm/nvm.sh</text:p>
      <text:p text:style-name="P2"/>
      <text:p text:style-name="P2">nvm --version</text:p>
      <text:p text:style-name="P2">0.7.0</text:p>
      <text:p text:style-name="P2"/>
      <text:p text:style-name="P2">nvm install v0.10.28</text:p>
      <text:p text:style-name="P16"><text:span text:style-name="Source_20_Text">nvm alias default 0.10</text:span></text:p>
      <text:p text:style-name="P24"><text:span text:style-name="Source_20_Text">nvm use 0.10</text:span></text:p>
      <text:p text:style-name="P2">npm --version</text:p>
      <text:p text:style-name="P2">1.4.9</text:p>
      <text:p text:style-name="P2"/>
      <text:p text:style-name="P2">node --version</text:p>
      <text:p text:style-name="P2">v0.10.28</text:p>
      <text:p text:style-name="P2"/>
      <text:p text:style-name="P2">https://www.digitalocean.com/community/tutorials/how-to-install-node-js-with-nvm-node-version-manager-on-a-vps</text:p>
      <text:p text:style-name="P2"/>
      <text:p text:style-name="P5">Pour supprimer :</text:p>
      <text:p text:style-name="P2">nano ~/.bashrc</text:p>
      <text:p text:style-name="P2">supprimer les lignes :</text:p>
      <text:p text:style-name="P2"># NVM</text:p>
      <text:p text:style-name="P2">if [ -s ~/.nvm/nvm.sh ]; then</text:p>
      <text:p text:style-name="P2"><text:s text:c="8"/>NVM_DIR=~/.nvm</text:p>
      <text:p text:style-name="P2"><text:s text:c="8"/>source ~/.nvm/nvm.sh</text:p>
      <text:p text:style-name="P2">fi</text:p>
      <text:p text:style-name="P2"/>
      <text:p text:style-name="P2">Puis :</text:p>
      <text:p text:style-name="P2">vds2412:/home/maltebrun# rm -rf .node-gyp</text:p>
      <text:p text:style-name="P2">vds2412:/home/maltebrun# rm -rf .npm</text:p>
      <text:p text:style-name="P2">vds2412:/home/maltebrun# rm -rf .nvm</text:p>
      <text:p text:style-name="P2"/>
      <text:p text:style-name="P2">Redémarrer la session :</text:p>
      <text:p text:style-name="P2">logout</text:p>
      <text:p text:style-name="P2"/>
      <text:p text:style-name="P13">Installation de Node.js par NVM en global</text:p>
      <text:p text:style-name="Standard"><text:span text:style-name="Source_20_Text"><text:span text:style-name="T4"/></text:span></text:p>
      <text:p text:style-name="P2"><text:span text:style-name="Source_20_Text"><text:span text:style-name="T7">sudo groupadd dev</text:span></text:span></text:p>
      <text:p text:style-name="P2"><text:span text:style-name="Source_20_Text"><text:span text:style-name="T7">sudo usermod -a -G dev maltebrun</text:span></text:span></text:p>
      <text:p text:style-name="P2">sudo git clone https://github.com/creationix/nvm.git /opt/nvm</text:p>
      <text:p text:style-name="P2">sudo mkdir /usr/local/nvm</text:p>
      <text:p text:style-name="P2">sudo mkdir /usr/local/node</text:p>
      <text:p text:style-name="P2">sudo chown -R root:dev /usr/local/nvm</text:p>
      <text:p text:style-name="P2">sudo chown -R root:dev /usr/local/node</text:p>
      <text:p text:style-name="P2">sudo chmod -R 775 /usr/local/nvm</text:p>
      <text:p text:style-name="P2">sudo chmod -R 775 /usr/local/node</text:p>
      <text:p text:style-name="P2">sudo nano /etc/profile.d/nvm.sh</text:p>
      <text:p text:style-name="P2"/>
      <text:p text:style-name="P2">contenu de /etc/profile.d/nvm.sh :</text:p>
      <text:p text:style-name="P2"><text:span text:style-name="Source_20_Text"><text:span text:style-name="T20"/></text:span></text:p>
      <text:p text:style-name="P2"><text:span text:style-name="Source_20_Text"><text:span text:style-name="T20">export</text:span></text:span><text:span text:style-name="T20"> </text:span><text:span text:style-name="Source_20_Text"><text:span text:style-name="T20">NVM_DIR=/usr/local/nvm</text:span></text:span></text:p>
      <text:p text:style-name="P26"><text:span text:style-name="Source_20_Text"><text:span text:style-name="T20">source</text:span></text:span><text:span text:style-name="T20"> </text:span><text:span text:style-name="Source_20_Text"><text:span text:style-name="T20">/opt/nvm/nvm.sh</text:span></text:span></text:p>
      <text:p text:style-name="P27"/>
      <text:p text:style-name="P26"><text:span text:style-name="Source_20_Text"><text:span text:style-name="T20">export</text:span></text:span><text:span text:style-name="T20"> </text:span><text:span text:style-name="Source_20_Text"><text:span text:style-name="T20">NPM_CONFIG_PREFIX=/usr/local/node</text:span></text:span></text:p>
      <text:p text:style-name="P26"><text:span text:style-name="Source_20_Text"><text:span text:style-name="T20">export</text:span></text:span><text:span text:style-name="T20"> </text:span><text:span text:style-name="Source_20_Text"><text:span text:style-name="T20">PATH="/usr/local/node/bin:$PATH"</text:span></text:span></text:p>
      <text:p text:style-name="P2"/>
      <text:p text:style-name="P2">sudo nano /etc/profile.d/maltebrun.sh</text:p>
      <text:p text:style-name="P2"/>
      <text:p text:style-name="P2">contenu de /etc/profile.d/maltebrun.sh :</text:p>
      <text:p text:style-name="P2"><text:span text:style-name="Source_20_Text"><text:span text:style-name="T20"/></text:span></text:p>
      <text:p text:style-name="P2"><text:span text:style-name="Source_20_Text"><text:span text:style-name="T20">export</text:span></text:span><text:span text:style-name="T20"> MALTEBRUN</text:span><text:span text:style-name="Source_20_Text"><text:span text:style-name="T20">_MACHINE_NAME=VDS2412</text:span></text:span></text:p>
      <text:p text:style-name="P2"><text:span text:style-name="Source_20_Text"><text:span text:style-name="T20">export MALTEBRUN_ENV=PROD</text:span></text:span></text:p>
      <text:p text:style-name="P28"><text:span text:style-name="Source_20_Text"><text:span text:style-name="T20"/></text:span></text:p>
      <text:p text:style-name="P23">sudo nano /etc/profile</text:p>
      <text:p text:style-name="P23">sudo nano /etc/bash.bashrc</text:p>
      <text:p text:style-name="P23"/>
      <text:p text:style-name="P23">ajout du code suivant en fin des 2 fichiers précédents :</text:p>
      <text:p text:style-name="P23"/>
      <text:p text:style-name="P21"><text:span text:style-name="T30">PROFILE_DIR=</text:span><text:span text:style-name="T27">/</text:span><text:span text:style-name="T28">etc</text:span><text:span text:style-name="T27">/</text:span><text:span text:style-name="T28">profile.d</text:span></text:p>
      <text:p text:style-name="P22"/>
      <text:p text:style-name="P41">if <text:span text:style-name="T21">[</text:span> <text:span text:style-name="T22">-d</text:span> <text:span text:style-name="T23">"${PROFILE_DIR}"</text:span> <text:span text:style-name="T21">]</text:span>; then</text:p>
      <text:p text:style-name="P39"><text:s text:c="2"/><text:span text:style-name="T25">for i in </text:span><text:span text:style-name="T29">${PROFILE_DIR}</text:span><text:span text:style-name="T26">/*</text:span><text:span text:style-name="T25">.sh</text:span></text:p>
      <text:p text:style-name="P39"><text:s text:c="2"/><text:span text:style-name="T25">do</text:span></text:p>
      <text:p text:style-name="P39"><text:s text:c="4"/><text:span text:style-name="T25">. </text:span><text:span text:style-name="T24">"$i"</text:span></text:p>
      <text:p text:style-name="P39"><text:s text:c="2"/><text:span text:style-name="T25">done</text:span></text:p>
      <text:p text:style-name="P25">fi</text:p>
      <text:p text:style-name="P2">(visiblement, ajout inutile pour /etc/bash.bashrc)</text:p>
      <text:p text:style-name="P2"/>
      <text:p text:style-name="P2">logout, puis ouverture d'une nouvelle session sous le login d'un membre du grouoe dev (en l'occurence maltebrun)</text:p>
      <text:p text:style-name="P2"/>
      <text:p text:style-name="P2">Pour vérifier :</text:p>
      <text:p text:style-name="P9">nvm --version</text:p>
      <text:p text:style-name="P2"/>
      <text:p text:style-name="P2">Pour installer node :</text:p>
      <text:p text:style-name="P2">maltebrun@vds2412:~$ node --version</text:p>
      <text:p text:style-name="P2">-bash: node: command not found</text:p>
      <text:p text:style-name="P2">maltebrun@vds2412:~$ nvm install 0.11</text:p>
      <text:p text:style-name="P2">######################################################################## 100.0%</text:p>
      <text:p text:style-name="P2"><text:soft-page-break/>Now using node v0.11.14</text:p>
      <text:p text:style-name="P2">maltebrun@vds2412:~$ node --version</text:p>
      <text:p text:style-name="P2">v0.11.14</text:p>
      <text:p text:style-name="P2"/>
      <text:p text:style-name="P2">La version 0.11 étant marquée unstable :</text:p>
      <text:p text:style-name="P2">maltebrun@vds2412:~$ nvm install v0.10</text:p>
      <text:p text:style-name="P2">######################################################################## 100.0%</text:p>
      <text:p text:style-name="P2">Now using node v0.10.33</text:p>
      <text:p text:style-name="P2">maltebrun@vds2412:~$ nvm use 0.10</text:p>
      <text:p text:style-name="P2">Now using node v0.10.33</text:p>
      <text:p text:style-name="P2">maltebrun@vds2412:~$ nvm ls</text:p>
      <text:p text:style-name="P2">-&gt; <text:s/>v0.10.33</text:p>
      <text:p text:style-name="P2"><text:s text:c="4"/>v0.11.14</text:p>
      <text:p text:style-name="P2">stable -&gt; 0.10 (-&gt; v0.10.33) (default)</text:p>
      <text:p text:style-name="P2">unstable -&gt; 0.11 (-&gt; v0.11.14) (default)</text:p>
      <text:p text:style-name="P2">maltebrun@vds2412:~$ npm --version</text:p>
      <text:p text:style-name="P2">1.4.28</text:p>
      <text:p text:style-name="P2">maltebrun@vds2412:~$ node --version</text:p>
      <text:p text:style-name="P2">v0.10.33</text:p>
      <text:p text:style-name="P2"/>
      <text:p text:style-name="P2">Références :</text:p>
      <text:p text:style-name="P2">http://eureka.ykyuen.info/2014/05/07</text:p>
      <text:p text:style-name="P2">http://eureka.ykyuen.info/2014/05/07/ubuntu-install-node-ver%C2%ADsion-man%C2%ADager-globally-for-all-users/</text:p>
      <text:p text:style-name="P2">http://www.chicoree.fr/w/Profile.d_et_ses_alternatives</text:p>
      <text:p text:style-name="P2">http://qualocus.wordpress.com/2014/04/19/how-i-installed-nvm-and-node-js-globally/</text:p>
      <text:p text:style-name="P2"/>
      <text:p text:style-name="P13">Installation de PM2</text:p>
      <text:p text:style-name="P2">maltebrun@vds2412:/$ nvm use 0.10</text:p>
      <text:p text:style-name="P2">Now using node v0.10.33</text:p>
      <text:p text:style-name="P2">maltebrun@vds2412:/$ npm install pm2 -g</text:p>
      <text:p text:style-name="P2">npm WARN optional dep failed, continuing fsevents@0.3.1</text:p>
      <text:p text:style-name="P2">/usr/local/node/bin/pm2 -&gt; /usr/local/node/lib/node_modules/pm2/bin/pm2</text:p>
      <text:p text:style-name="P2">pm2@0.12.1 /usr/local/node/lib/node_modules/pm2</text:p>
      <text:p text:style-name="P2">âââ ikt@0.0.0</text:p>
      <text:p text:style-name="P2">âââ json-stringify-safe@5.0.0</text:p>
      <text:p text:style-name="P2">âââ commander@2.4.0</text:p>
      <text:p text:style-name="P2">âââ eventemitter2@0.4.14</text:p>
      <text:p text:style-name="P2">âââ colors@0.6.2</text:p>
      <text:p text:style-name="P2">âââ cli-table@0.3.0</text:p>
      <text:p text:style-name="P2">âââ pidusage@0.1.0</text:p>
      <text:p text:style-name="P2">âââ cron@1.0.5</text:p>
      <text:p text:style-name="P2">âââ async@0.9.0</text:p>
      <text:p text:style-name="P2">âââ vizion@0.2.2</text:p>
      <text:p text:style-name="P2">âââ isbinaryfile@2.0.3</text:p>
      <text:p text:style-name="P2">âââ debug@2.1.0 (ms@0.6.2)</text:p>
      <text:p text:style-name="P2">âââ pm2-multimeter@0.1.2 (charm@0.1.2)</text:p>
      <text:p text:style-name="P2">âââ chalk@0.5.1 (escape-string-regexp@1.0.2, ansi-styles@1.1.0, supports-color@0.2.0, has-ansi@0.1.0, strip-ansi@0.3.0)</text:p>
      <text:p text:style-name="P2">âââ pm2-deploy@0.1.2 (tv4@1.0.18)</text:p>
      <text:p text:style-name="P2">âââ axm@0.2.24</text:p>
      <text:p text:style-name="P2">âââ punt@2.2.0 (amp-message@0.1.2)</text:p>
      <text:p text:style-name="P2">âââ shelljs@0.3.0</text:p>
      <text:p text:style-name="P2">âââ pm2-axon-rpc@0.3.6 (commander@1.0.5)</text:p>
      <text:p text:style-name="P2">âââ nssocket@0.5.1 (lazy@1.0.11)</text:p>
      <text:p text:style-name="P2">âââ pm2-axon@2.0.7 (amp-message@0.1.2, escape-regexp@0.0.1, configurable@0.0.1, amp@0.3.1, debug@2.0.0)</text:p>
      <text:p text:style-name="P2">âââ pm2-rpc-fallback@3.0.9 (axon@1.0.0, commander@1.0.5)</text:p>
      <text:p text:style-name="P2">âââ pm2-logs@0.1.1 (chalk@0.4.0, pm2-interface@1.1.0, blessed@0.0.36)</text:p>
      <text:p text:style-name="P2">âââ chokidar@0.10.9 (async-each@0.1.6, readdirp@1.1.0)</text:p>
      <text:p text:style-name="P2">âââ coffee-script@1.8.0 (mkdirp@0.3.5)</text:p>
      <text:p text:style-name="P2">âââ moment@2.8.4</text:p>
      <text:p text:style-name="P13">Installation de DocPad</text:p>
      <text:p text:style-name="Standard"><text:span text:style-name="Source_20_Text"><text:span text:style-name="T4"/></text:span></text:p>
      <text:p text:style-name="P2"><text:span text:style-name="Source_20_Text"><text:span text:style-name="T7">Selon http://docpad.org/docs/install</text:span></text:span></text:p>
      <text:p text:style-name="P2"><text:span text:style-name="Source_20_Text"><text:span text:style-name="T7"/></text:span></text:p>
      <text:p text:style-name="P2"><text:span text:style-name="Source_20_Text"><text:span text:style-name="T7">npm install -g npm</text:span></text:span></text:p>
      <text:p text:style-name="P2">npm --version</text:p>
      <text:p text:style-name="P2"><text:span text:style-name="Source_20_Text"><text:span text:style-name="T7">1.4.13</text:span></text:span></text:p>
      <text:p text:style-name="P2"><text:span text:style-name="Source_20_Text"><text:span text:style-name="T7"/></text:span></text:p>
      <text:p text:style-name="P2"><text:span text:style-name="Source_20_Text"><text:span text:style-name="T7">npm install -g docpad@6.66</text:span></text:span></text:p>
      <text:p text:style-name="P2"><text:span text:style-name="Source_20_Text"><text:span text:style-name="T7"/></text:span></text:p>
      <text:p text:style-name="P13">Création du projet DocPad</text:p>
      <text:p text:style-name="Standard"><text:span text:style-name="Source_20_Text"><text:span text:style-name="T4"/></text:span></text:p>
      <text:p text:style-name="P2"><text:span text:style-name="Source_20_Text"><text:span text:style-name="T7">Connecté sous le user maltebrun</text:span></text:span></text:p>
      <text:p text:style-name="P2"><text:span text:style-name="Source_20_Text"><text:span text:style-name="T7"/></text:span></text:p>
      <text:p text:style-name="P2"><text:span text:style-name="Source_20_Text"><text:span text:style-name="T7">cd ~/../web</text:span></text:span></text:p>
      <text:p text:style-name="P2"><text:span text:style-name="Source_20_Text"><text:span text:style-name="T7">sudo mkdir docpad</text:span></text:span></text:p>
      <text:p text:style-name="P2"><text:span text:style-name="Source_20_Text"><text:span text:style-name="T7">sudo chown maltebrun:maltebrun docpad</text:span></text:span></text:p>
      <text:p text:style-name="P2"><text:span text:style-name="Source_20_Text"><text:span text:style-name="T7">cd docpad</text:span></text:span></text:p>
      <text:p text:style-name="P2"><text:span text:style-name="Source_20_Text"><text:span text:style-name="T7">mkdir maltebrun</text:span></text:span></text:p>
      <text:p text:style-name="P2"><text:span text:style-name="Source_20_Text"><text:span text:style-name="T7">cd maltebrun</text:span></text:span></text:p>
      <text:p text:style-name="P2"><text:span text:style-name="Source_20_Text"><text:span text:style-name="T7">docpad run</text:span></text:span></text:p>
      <text:p text:style-name="P2"><text:span text:style-name="Source_20_Text"><text:span text:style-name="T7">&gt;Y</text:span></text:span></text:p>
      <text:p text:style-name="P2"><text:span text:style-name="Source_20_Text"><text:span text:style-name="T7">&gt;Y</text:span></text:span></text:p>
      <text:p text:style-name="P2"><text:span text:style-name="Source_20_Text"><text:span text:style-name="T7">&gt;20 (No Skeleton)</text:span></text:span></text:p>
      <text:p text:style-name="P2"><text:span text:style-name="Source_20_Text"><text:span text:style-name="T7"/></text:span></text:p>
      <text:p text:style-name="P2"><text:span text:style-name="Source_20_Text"><text:span text:style-name="T7"/></text:span></text:p>
      <text:p text:style-name="P2"><text:span text:style-name="Source_20_Text"><text:span text:style-name="T7">Sous une autre session :</text:span></text:span></text:p>
      <text:p text:style-name="P2"><text:span text:style-name="Source_20_Text"><text:span text:style-name="T7"/></text:span></text:p>
      <text:p text:style-name="P2"><text:span text:style-name="Source_20_Text"><text:span text:style-name="T7">cd ~/../web/docpad/maltebrun/src/documents</text:span></text:span></text:p>
      <text:p text:style-name="P2"><text:span text:style-name="Source_20_Text"><text:span text:style-name="T7">et edition des fichiers</text:span></text:span></text:p>
      <text:p text:style-name="P2"><text:span text:style-name="Source_20_Text"><text:span text:style-name="T7"/></text:span></text:p>
      <text:p text:style-name="P2"><text:span text:style-name="Source_20_Text"><text:span text:style-name="T7">Sous la session docpad :</text:span></text:span></text:p>
      <text:p text:style-name="P2"><text:span text:style-name="Source_20_Text"><text:span text:style-name="T7"/></text:span></text:p>
      <text:p text:style-name="P2"><text:span text:style-name="Source_20_Text"><text:span text:style-name="T7">ctrl+C</text:span></text:span></text:p>
      <text:p text:style-name="P2"><text:span text:style-name="Source_20_Text"><text:span text:style-name="T7">docpad install eco</text:span></text:span></text:p>
      <text:p text:style-name="P13">Installation de send</text:p>
      <text:p text:style-name="Standard"><text:span text:style-name="Source_20_Text"><text:span text:style-name="T4"/></text:span></text:p>
      <text:p text:style-name="P2"><text:span text:style-name="Source_20_Text"><text:span text:style-name="T7">Connecté sous le user maltebrun</text:span></text:span></text:p>
      <text:p text:style-name="P2"><text:span text:style-name="Source_20_Text"><text:span text:style-name="T7"/></text:span></text:p>
      <text:p text:style-name="P2"><text:span text:style-name="Source_20_Text"><text:span text:style-name="T7">cd /home/web/node/</text:span></text:span></text:p>
      <text:p text:style-name="P2"><text:span text:style-name="Source_20_Text"><text:span text:style-name="T7">npm install send</text:span></text:span></text:p>
      <text:p text:style-name="P2"><text:span text:style-name="Source_20_Text"><text:span text:style-name="T7"/></text:span></text:p>
      <text:p text:style-name="P2"><text:span text:style-name="Source_20_Text"><text:span text:style-name="T7">Références :</text:span></text:span></text:p>
      <text:p text:style-name="P2"><text:span text:style-name="Source_20_Text"><text:span text:style-name="T7">https://github.com/visionmedia/send</text:span></text:span></text:p>
      <text:p text:style-name="P13">Installation de moment.js</text:p>
      <text:p text:style-name="Standard"><text:span text:style-name="Source_20_Text"><text:span text:style-name="T4"/></text:span></text:p>
      <text:p text:style-name="P2"><text:span text:style-name="Source_20_Text"><text:span text:style-name="T7">Connecté sous le user maltebrun</text:span></text:span></text:p>
      <text:p text:style-name="P2"><text:span text:style-name="Source_20_Text"><text:span text:style-name="T7"/></text:span></text:p>
      <text:p text:style-name="P2"><text:span text:style-name="Source_20_Text"><text:span text:style-name="T7">cd /home/web/node/</text:span></text:span></text:p>
      <text:p text:style-name="P2"><text:span text:style-name="Source_20_Text"><text:span text:style-name="T7">npm install moment</text:span></text:span></text:p>
      <text:p text:style-name="P2"><text:span text:style-name="Source_20_Text"><text:span text:style-name="T7"/></text:span></text:p>
      <text:p text:style-name="P2"><text:span text:style-name="Source_20_Text"><text:span text:style-name="T7">et aussi :</text:span></text:span></text:p>
      <text:p text:style-name="P2"><text:span text:style-name="Source_20_Text"><text:span text:style-name="T7"/></text:span></text:p>
      <text:p text:style-name="P2"><text:span text:style-name="Source_20_Text"><text:span text:style-name="T7">cd /home/web/docpad/</text:span></text:span></text:p>
      <text:p text:style-name="P2"><text:span text:style-name="Source_20_Text"><text:span text:style-name="T7">npm install moment</text:span></text:span></text:p>
      <text:p text:style-name="P2"><text:span text:style-name="Source_20_Text"><text:span text:style-name="T4"/></text:span></text:p>
      <text:p text:style-name="P2"><text:span text:style-name="Source_20_Text"><text:span text:style-name="T7">Références :</text:span></text:span></text:p>
      <text:p text:style-name="P2"><text:span text:style-name="Source_20_Text"><text:span text:style-name="T7">https://www.npmjs.org/package/moment</text:span></text:span></text:p>
      <text:p text:style-name="P13">Utilitaires divers</text:p>
      <text:p text:style-name="Standard"><text:span text:style-name="Source_20_Text"><text:span text:style-name="T4"/></text:span></text:p>
      <text:p text:style-name="Standard"><text:span text:style-name="Source_20_Text"><text:span text:style-name="T13">Pour des download de répertoires via webmin :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sudo apt-get install zip</text:span></text:span></text:p>
      <text:p text:style-name="Preformatted_20_Text"><text:span text:style-name="Source_20_Text"><text:span text:style-name="T4"/></text:span></text:p>
      <text:p text:style-name="Standard"><text:span text:style-name="Source_20_Text"><text:span text:style-name="T4">Vérifier si apache est démarré :</text:span></text:span></text:p>
      <text:p text:style-name="Preformatted_20_Text"><text:span text:style-name="Source_20_Text"><text:span text:style-name="T4">sudo /etc/init.d/apache2 status</text:span></text:span></text:p>
      <text:p text:style-name="Preformatted_20_Text"><text:span text:style-name="Source_20_Text"><text:span text:style-name="T4">ou :</text:span></text:span></text:p>
      <text:p text:style-name="Preformatted_20_Text"><text:span text:style-name="Source_20_Text"><text:span text:style-name="T4">ps aux | grep apache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Arreter, démarrer ou redémarrer apache :</text:span></text:span></text:p>
      <text:p text:style-name="Preformatted_20_Text"><text:span text:style-name="Source_20_Text"><text:span text:style-name="T4">sudo /etc/init.d/apache2 stop</text:span></text:span></text:p>
      <text:p text:style-name="Preformatted_20_Text"><text:span text:style-name="Source_20_Text"><text:span text:style-name="T4">sudo /etc/init.d/apache2 start</text:span></text:span></text:p>
      <text:p text:style-name="Preformatted_20_Text"><text:span text:style-name="Source_20_Text"><text:span text:style-name="T4">sudo /etc/init.d/apache2 restart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Relancer son profil :</text:span></text:span></text:p>
      <text:p text:style-name="Preformatted_20_Text"><text:span text:style-name="Source_20_Text"><text:span text:style-name="T4">source ~/.bashrc</text:span></text:span></text:p>
      <text:p text:style-name="Preformatted_20_Text"><text:span text:style-name="Source_20_Text"><text:span text:style-name="T4">ou :</text:span></text:span></text:p>
      <text:p text:style-name="Preformatted_20_Text"><text:span text:style-name="Source_20_Text"><text:span text:style-name="T4">. ~/.bashrc</text:span></text:span></text:p>
      <text:p text:style-name="Preformatted_20_Text"><text:span text:style-name="Source_20_Text"><text:span text:style-name="T4">Référence : </text:span></text:span></text:p>
      <text:p text:style-name="Preformatted_20_Text"><text:span text:style-name="Source_20_Text"><text:span text:style-name="T4">http://www.jbnet.fr/systeme/linux/comment-recharger-bashrc-sans-se-deconnecter.html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Supprimer un utilisateur et son groupe :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vds2412:/home/maltebrun# deluser --remove-home www-node</text:span></text:span></text:p>
      <text:p text:style-name="Preformatted_20_Text"><text:span text:style-name="Source_20_Text"><text:span text:style-name="T4">Looking for files to backup/remove ...</text:span></text:span></text:p>
      <text:p text:style-name="Preformatted_20_Text"><text:span text:style-name="Source_20_Text"><text:span text:style-name="T4">Removing files ...</text:span></text:span></text:p>
      <text:p text:style-name="Preformatted_20_Text"><text:span text:style-name="Source_20_Text"><text:span text:style-name="T4">Removing user `www-node' ...</text:span></text:span></text:p>
      <text:p text:style-name="Preformatted_20_Text"><text:span text:style-name="Source_20_Text"><text:span text:style-name="T4">Warning: group `www-node' has no more members.</text:span></text:span></text:p>
      <text:p text:style-name="Preformatted_20_Text"><text:span text:style-name="Source_20_Text"><text:span text:style-name="T4">Done.</text:span></text:span></text:p>
      <text:p text:style-name="Preformatted_20_Text"><text:span text:style-name="Source_20_Text"><text:span text:style-name="T4">vds2412:/home/maltebrun# delgroup --only-if-empty www-node</text:span></text:span></text:p>
      <text:p text:style-name="Preformatted_20_Text"><text:span text:style-name="Source_20_Text"><text:span text:style-name="T4">The group `www-node' does not exist.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--&gt; Il semble que la commande deluser supprime aussi le groupe si celui-ci devient vide après exécution.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Références :</text:span></text:span></text:p>
      <text:p text:style-name="Preformatted_20_Text"><text:span text:style-name="Source_20_Text"><text:span text:style-name="T4">http://pwet.fr/man/linux/administration_systeme/deluser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sudo et philosophie du compte root :</text:span></text:span></text:p>
      <text:p text:style-name="Preformatted_20_Text"><text:span text:style-name="Source_20_Text"><text:span text:style-name="T4">http://documentation.online.net/fr/serveur-dedie/tutoriel/sudo</text:span></text:span></text:p>
      <text:p text:style-name="Preformatted_20_Text"><text:span text:style-name="Source_20_Text"><text:span text:style-name="T4">http://doc.ubuntu-fr.org/sudo-annexe</text:span></text:span></text:p>
      <text:p text:style-name="P13">Construction du site MalteBrun</text:p>
      <text:p text:style-name="Standard"><text:span text:style-name="Source_20_Text"><text:span text:style-name="T4"/></text:span></text:p>
      <text:p text:style-name="P19">Choix du schéma de couleurs :</text:p>
      <text:p text:style-name="Preformatted_20_Text"><text:a xlink:type="simple" xlink:href="http://colorschemedesigner.com/#0j11Kw0w0UBHl"><text:span text:style-name="T9"/></text:a></text:p>
      <text:p text:style-name="Preformatted_20_Text"><text:a xlink:type="simple" xlink:href="http://colorschemedesigner.com/#0j11Kw0w0UBHl">http://colorschemedesigner.com/#0j11Kw0w0UBHl</text:a> (mono)</text:p>
      <text:p text:style-name="Preformatted_20_Text"><text:a xlink:type="simple" xlink:href="http://colorschemedesigner.com/#0j51.w0w0MnNK">http://colorschemedesigner.com/#0j51.w0w0MnNK</text:a> (analogic)</text:p>
      <text:p text:style-name="Preformatted_20_Text">S'inspirer des couleurs du logo Ubuntu ou du logo OpenClassRooms</text:p>
      <text:p text:style-name="Preformatted_20_Text"/>
      <text:p text:style-name="P19">Génération du CSS Bootstrap :</text:p>
      <text:p text:style-name="Preformatted_20_Text"><text:a xlink:type="simple" xlink:href="http://stylebootstrap.info/index.php?style=XFKIFrTXCrIcf75WmtU4O"><text:span text:style-name="T5">http://stylebootstrap.info/index.php?style=XFKIFrTXCrIcf75WmtU4O</text:span></text:a></text:p>
      <text:p text:style-name="P17"/>
      <text:p text:style-name="P17"/>
      <text:p text:style-name="P13">Connexion à distance sur la base postgres</text:p>
      <text:p text:style-name="Standard"><text:span text:style-name="Source_20_Text"><text:span text:style-name="T4"/></text:span></text:p>
      <text:p text:style-name="P17">sudo nano /etc/postgresql/9.1/main/pg_hba.conf</text:p>
      <text:p text:style-name="P17"/>
      <text:p text:style-name="P17">Renseigner la dernière ligne :</text:p>
      <text:p text:style-name="P16"># Connexion IPv4 maltebrun:</text:p>
      <text:p text:style-name="P16">#host <text:s text:c="2"/>all <text:s text:c="12"/>all <text:s text:c="12"/>213.41.185.104/32 <text:s text:c="6"/>md5</text:p>
      <text:p text:style-name="P16">#host <text:s text:c="2"/>all <text:s text:c="12"/>all <text:s text:c="12"/>83.202.183.23/32 <text:s text:c="7"/>md5</text:p>
      <text:p text:style-name="P16">#host <text:s text:c="2"/>all <text:s text:c="12"/>all <text:s text:c="12"/>83.202.174.123/32 <text:s text:c="6"/>md5</text:p>
      <text:p text:style-name="P16">#host <text:s text:c="2"/>all <text:s text:c="12"/>all <text:s text:c="12"/>82.123.7.100/32 <text:s text:c="8"/>md5</text:p>
      <text:p text:style-name="P16">#host <text:s text:c="2"/>all <text:s text:c="12"/>all <text:s text:c="12"/>82.123.157.214/32 <text:s text:c="6"/>md5</text:p>
      <text:p text:style-name="P16">#host <text:s text:c="2"/>all <text:s text:c="12"/>all <text:s text:c="12"/>82.123.7.11/32 <text:s text:c="9"/>md5</text:p>
      <text:p text:style-name="P16">#host <text:s text:c="2"/>all <text:s text:c="12"/>all <text:s text:c="12"/>92.163.60.8/32 <text:s text:c="9"/>md5</text:p>
      <text:p text:style-name="P16">#host <text:s text:c="2"/>all <text:s text:c="12"/>all <text:s text:c="12"/>92.128.102.77/32 <text:s text:c="7"/>md5</text:p>
      <text:p text:style-name="P16">#host <text:s text:c="2"/>all <text:s text:c="12"/>all <text:s text:c="12"/>92.163.28.8/32 <text:s text:c="9"/>md5</text:p>
      <text:p text:style-name="P16">host <text:s text:c="3"/>all <text:s text:c="12"/>all <text:s text:c="12"/>82.123.162.6/32 <text:s text:c="8"/>md5</text:p>
      <text:p text:style-name="P17"/>
      <text:p text:style-name="P17"/>
      <text:p text:style-name="P13">Lancement de MongoDB sous Windows</text:p>
      <text:p text:style-name="Standard"><text:span text:style-name="Source_20_Text"><text:span text:style-name="T4"/></text:span></text:p>
      <text:p text:style-name="P17">Lancement du serveur :</text:p>
      <text:p text:style-name="P17">"c:\Program Files\MongoDB 2.6 Standard\bin\mongod.exe" --dbpath d:\mongodbdata</text:p>
      <text:p text:style-name="P17"/>
      <text:p text:style-name="P17">Lancement du shell :</text:p>
      <text:p text:style-name="P17">"c:\Program Files\MongoDB 2.6 Standard\bin\mongo.exe"</text:p>
      <text:p text:style-name="P17"/>
      <text:p text:style-name="P14">sudo adduser --system --shell /bin/bash --group --disabled-password --home /home/www-node www-node</text:p>
      <text:p text:style-name="P18">sudo nano test_app.js</text:p>
      <text:p text:style-name="P18"/>
      <text:p text:style-name="P18">contenu de test_app.js:</text:p>
      <text:p text:style-name="P18"/>
      <text:p text:style-name="P18"><text:span text:style-name="Source_20_Text">var http = require('http');</text:span></text:p>
      <text:p text:style-name="Preformatted_20_Text"><text:span text:style-name="Source_20_Text">http.createServer(function (req, res) {</text:span></text:p>
      <text:p text:style-name="Preformatted_20_Text"><text:span text:style-name="Source_20_Text"><text:s text:c="3"/>res.writeHead(200, {'Content-Type': 'text/plain'});</text:span></text:p>
      <text:p text:style-name="Preformatted_20_Text"><text:span text:style-name="Source_20_Text"><text:s text:c="3"/>res.end('Robotize My Stuff !\n');</text:span></text:p>
      <text:p text:style-name="P24"><text:span text:style-name="Source_20_Text">}).listen(1337, '127.0.0.1');</text:span></text:p>
      <text:p text:style-name="P18"/>
      <text:p text:style-name="P13">Configuration de Git</text:p>
      <text:p text:style-name="P18">Installation de git pour windows :</text:p>
      <text:p text:style-name="P18">http://git-scm.com/download/win</text:p>
      <text:p text:style-name="P18"/>
      <text:p text:style-name="P18">Création d'un dépot sur Github :</text:p>
      <text:p text:style-name="P18">login : maltebrun</text:p>
      <text:p text:style-name="P18">pass : ??????75</text:p>
      <text:p text:style-name="P18">repo : www</text:p>
      <text:p text:style-name="P18">inclure un readme à la création du repo</text:p>
      <text:p text:style-name="P18"/>
      <text:p text:style-name="P18">Sur vds2412.sivit.org et sur toutes machines locales :</text:p>
      <text:p text:style-name="P18">git config --global user.name "maltebrun"</text:p>
      <text:p text:style-name="P18">git config --global user.email "michel.goulas@maltebrun.com"</text:p>
      <text:p text:style-name="P18">git config --global color.diff auto</text:p>
      <text:p text:style-name="P18">git config --global color.status auto</text:p>
      <text:p text:style-name="P18">git config --global color.branch auto</text:p>
      <text:p text:style-name="P18"/>
      <text:p text:style-name="P18">Sur les machines locales :</text:p>
      <text:p text:style-name="P18">D:\MalteBrun\Web\maltebrun&gt;git init</text:p>
      <text:p text:style-name="P18">Initialized empty Git repository in D:/MalteBrun/Web/maltebrun/.git/</text:p>
      <text:p text:style-name="P18"/>
      <text:p text:style-name="P18">Sur vds2412.sivit.org :</text:p>
      <text:p text:style-name="P18">su</text:p>
      <text:p text:style-name="P18">cd /srv</text:p>
      <text:p text:style-name="P18">mkdir http</text:p>
      <text:p text:style-name="P18">cd http</text:p>
      <text:p text:style-name="P18">mkdir com</text:p>
      <text:p text:style-name="P18">mkdir fr</text:p>
      <text:p text:style-name="P18">mkdir net</text:p>
      <text:p text:style-name="P18">mkdir mobi</text:p>
      <text:p text:style-name="P18">cd com</text:p>
      <text:p text:style-name="P18">mkdir maltebrun</text:p>
      <text:p text:style-name="P18">cd maltebrun</text:p>
      <text:p text:style-name="P18">mkdir www</text:p>
      <text:p text:style-name="P2">chown -R :dev /srv/http</text:p>
      <text:p text:style-name="P2">chmod -R 775 /srv/http</text:p>
      <text:p text:style-name="P3">exit</text:p>
      <text:p text:style-name="P3"/>
      <text:p text:style-name="P18">cd /srv/http/com/maltebrun/www</text:p>
      <text:p text:style-name="P18">git init</text:p>
      <text:p text:style-name="P18"/>
      <text:p text:style-name="P18"/>
      <text:p text:style-name="P18">Sur vds2412.sivit.org et sur toutes machines locales :</text:p>
      <text:p text:style-name="P18">git remote add origin https://github.com/maltebrun/www.git</text:p>
      <text:p text:style-name="P18"/>
      <text:p text:style-name="P18">Sur toutes machines locales :</text:p>
      <text:p text:style-name="P18">git config --global push.default simple</text:p>
      <text:p text:style-name="P18"/>
      <text:p text:style-name="P18">Sur vds2412.sivit.org (parce que git y est en version 1.7.2):</text:p>
      <text:p text:style-name="P18">git config --global push.default matching</text:p>
      <text:p text:style-name="P18"/>
      <text:p text:style-name="P18">Sur ASUS G75V :</text:p>
      <text:p text:style-name="P18"/>
      <text:p text:style-name="P18">Pour tous les fichiers à ajouter :</text:p>
      <text:p text:style-name="P18">git add filename</text:p>
      <text:p text:style-name="P18"/>
      <text:p text:style-name="P18">git commit -m "Initialisation du dépot"</text:p>
      <text:p text:style-name="P18">git pull origin master</text:p>
      <text:p text:style-name="P18">git push origin master</text:p>
      <text:p text:style-name="P18"/>
      <text:p text:style-name="P18">Sur vds2412.sivit.org :</text:p>
      <text:p text:style-name="P18">git pull origin master</text:p>
      <text:p text:style-name="P18"><text:soft-page-break/></text:p>
      <text:p text:style-name="P18">Références :</text:p>
      <text:p text:style-name="P18">http://christopheducamp.com/2013/12/15/github-pour-nuls-partie-1/</text:p>
      <text:p text:style-name="P18"/>
      <text:p text:style-name="P18"/>
      <text:p text:style-name="P43">Sur un poste local :</text:p>
      <text:p text:style-name="P18"/>
      <text:p text:style-name="P18">Pour lister les fichiers suivis : </text:p>
      <text:p text:style-name="P18"/>
      <text:p text:style-name="P18">git ls-files</text:p>
      <text:p text:style-name="P18"/>
      <text:p text:style-name="P18">Pour supprimer des fichiers de l'index sans les supprimer du repository :</text:p>
      <text:p text:style-name="P18"/>
      <text:p text:style-name="P18"><text:span text:style-name="Source_20_Text">git rm --cached filename</text:span></text:p>
      <text:p text:style-name="P24"><text:span text:style-name="Source_20_Text">git rm --cached -r directory</text:span></text:p>
      <text:p text:style-name="P18">Pour ajouter un fichier à l'index :</text:p>
      <text:p text:style-name="P18"/>
      <text:p text:style-name="P18">git add filename</text:p>
      <text:p text:style-name="P18"/>
      <text:p text:style-name="P18">Pour valider l'index :</text:p>
      <text:p text:style-name="P18"/>
      <text:p text:style-name="P18">git commit -m "commentaire"</text:p>
      <text:p text:style-name="P18"/>
      <text:p text:style-name="P18">Pour uploader sur le dépot github :</text:p>
      <text:p text:style-name="P18"/>
      <text:p text:style-name="P18">git push origin master</text:p>
      <text:p text:style-name="P18">user : maltebrun</text:p>
      <text:p text:style-name="P18">password : ??????75</text:p>
      <text:p text:style-name="P18"/>
      <text:p text:style-name="P43">Sur vds2412.sivit.org :</text:p>
      <text:p text:style-name="P18"/>
      <text:p text:style-name="P18">Dans le répertoire /srv/http/com/maltebrun/www/ :</text:p>
      <text:p text:style-name="P18"/>
      <text:p text:style-name="P18">Faire un "nvm list" pour connaître la version de node en cours d'utilisation. Si aucune, faire "nvm use 0,10"</text:p>
      <text:p text:style-name="P18">Faire un "pm2 list" pour connaître l'application lancée (noter son id).</text:p>
      <text:p text:style-name="P18">Faire un "npm list" pour savoir si des modules sont à upgrader.</text:p>
      <text:p text:style-name="P18">Si oui :</text:p>
      <text:p text:style-name="P18"/>
      <text:p text:style-name="P18">pm2 stop id</text:p>
      <text:p text:style-name="P18">npm update</text:p>
      <text:p text:style-name="P18">pm2 restart id</text:p>
      <text:p text:style-name="P18"/>
      <text:p text:style-name="P18">Si non :</text:p>
      <text:p text:style-name="P18"/>
      <text:p text:style-name="P18">pm2 restart id</text:p>
      <text:p text:style-name="P14"/>
      <text:p text:style-name="P20">TODO : Gérer la connexion avec Github par SSH et clé RSA :</text:p>
      <text:p text:style-name="P18"/>
      <text:p text:style-name="P18">loggé sous maltebrun :</text:p>
      <text:p text:style-name="P18"/>
      <text:p text:style-name="P18">maltebrun@vds2412:~$ ssh-keygen</text:p>
      <text:p text:style-name="P18">Generating public/private rsa key pair.</text:p>
      <text:p text:style-name="P18">Enter file in which to save the key (/home/maltebrun/.ssh/id_rsa):</text:p>
      <text:p text:style-name="P18">Created directory '/home/maltebrun/.ssh'.</text:p>
      <text:p text:style-name="P18">Enter passphrase (empty for no passphrase):</text:p>
      <text:p text:style-name="P18">Enter same passphrase again:</text:p>
      <text:p text:style-name="P18">Your identification has been saved in /home/maltebrun/.ssh/id_rsa.</text:p>
      <text:p text:style-name="P18">Your public key has been saved in /home/maltebrun/.ssh/id_rsa.pub.</text:p>
      <text:p text:style-name="P18">The key fingerprint is:</text:p>
      <text:p text:style-name="P18">fe:dd:df:2e:e0:34:70:cd:a7:a6:ad:e5:22:5a:80:84 maltebrun@vds2412.sivit.org</text:p>
      <text:p text:style-name="P18">The key's randomart image is:</text:p>
      <text:p text:style-name="P18">+--[ RSA 2048]----+</text:p>
      <text:p text:style-name="P18">| <text:s text:c="16"/>|</text:p>
      <text:p text:style-name="P18">| <text:s text:c="4"/>. <text:s text:c="10"/>|</text:p>
      <text:p text:style-name="P18">| <text:s text:c="3"/>E . <text:s text:c="5"/>o <text:s text:c="2"/>|</text:p>
      <text:p text:style-name="P18">| <text:s text:c="4"/>. . <text:s/>. . o .|</text:p>
      <text:p text:style-name="P18">| <text:s text:c="5"/>. S <text:s/>o <text:s text:c="2"/>o |</text:p>
      <text:p text:style-name="P18">| <text:s text:c="6"/>. . <text:s/>+ o <text:s/>|</text:p>
      <text:p text:style-name="P18">| <text:s text:c="7"/>. .o *. <text:s/>|</text:p>
      <text:p text:style-name="P18">| <text:s text:c="8"/>o..++o .|</text:p>
      <text:p text:style-name="P18">| <text:s text:c="7"/>....ooo++|</text:p>
      <text:p text:style-name="P18">+-----------------+</text:p>
      <text:p text:style-name="P18">maltebrun@vds2412:~$</text:p>
      <text:p text:style-name="P18"/>
      <text:p text:style-name="P18">Références :</text:p>
      <text:p text:style-name="P18">http://git-scm.com/book/fr/v1/Git-sur-le-serveur-G%C3%A9n%C3%A9ration-des-cl%C3%A9s-publiques-SSH</text:p>
      <text:p text:style-name="P18">https://help.github.com/articles/generating-ssh-keys/</text:p>
      <text:p text:style-name="P18"/>
      <text:p text:style-name="P13">Construction du site maltebrun.com</text:p>
      <text:p text:style-name="P18"/>
      <text:p text:style-name="P18">Variables d'environnement :</text:p>
      <text:p text:style-name="P18"/>
      <text:p text:style-name="P18">Sous windows : Démarrer -&gt; Panneau de configuration -&gt; Système -&gt; Paramètres système avancés -&gt; Variables d'environnement -&gt; Variables système -&gt; Nouvelle</text:p>
      <text:p text:style-name="P18">Nom : MALTEBRUN_MACHINE_NAME</text:p>
      <text:p text:style-name="P18">Valeur : ASUS_G75V</text:p>
      <text:p text:style-name="P18">Nom : MALTEBRUN_ENV</text:p>
      <text:p text:style-name="P18">Valeur : DEV</text:p>
      <text:p text:style-name="P18"/>
      <text:p text:style-name="P18">Sous Linux Debian : </text:p>
      <text:p text:style-name="P18"/>
      <text:p text:style-name="P18">Loggé sous maltebrun :</text:p>
      <text:p text:style-name="P18"/>
      <text:p text:style-name="P18">cd /srv/http/com/maltebrun/www</text:p>
      <text:p text:style-name="P18">npm install</text:p>
      <text:p text:style-name="P18"/>
      <text:p text:style-name="P13">Installation de modules npm</text:p>
      <text:p text:style-name="P18"/>
      <text:p text:style-name="P18">npm install filejson --save</text:p>
      <text:p text:style-name="P18">// npm install emailjs --save (pas opérationnel pour l'instant)</text:p>
      <text:p text:style-name="P13">Bookmark</text:p>
      <text:p text:style-name="P18"/>
      <text:p text:style-name="P18">Wikis génériques sur linux ou distributions particulières :</text:p>
      <text:p text:style-name="P18"/>
      <text:p text:style-name="P18">http://wiki.linux-france.org/wiki/Les_commandes_fondamentales_de_Linux</text:p>
      <text:p text:style-name="P18"/>
      <text:h text:style-name="P47" text:outline-level="1">Rappel: La signification des noms de dossiers Unix</text:h>
      <text:h text:style-name="P29" text:outline-level="3"><text:bookmark text:name="more-35"/>Les dossiers racine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7">Dossier</text:p>
          </table:table-cell>
          <table:table-cell table:style-name="Tableau6.A1" office:value-type="string">
            <text:p text:style-name="P37">Description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bin</text:span></text:span></text:p>
          </table:table-cell>
          <table:table-cell table:style-name="Tableau6.A1" office:value-type="string">
            <text:p text:style-name="P36">Fichiers exécutables (en binaire), et notamment ceux de l’interpréteur en ligne de commande <text:span text:style-name="Strong_20_Emphasis">bash</text:span>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boot</text:span></text:span></text:p>
          </table:table-cell>
          <table:table-cell table:style-name="Tableau6.A1" office:value-type="string">
            <text:p text:style-name="P36">Noyau <text:span text:style-name="Emphasis">vmlinuz</text:span> et fichiers de démarrage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dev</text:span></text:span></text:p>
          </table:table-cell>
          <table:table-cell table:style-name="Tableau6.A1" office:value-type="string">
            <text:p text:style-name="P36">Fichiers spéciaux servant de canaux de communication avec les périphériques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etc</text:span></text:span></text:p>
          </table:table-cell>
          <table:table-cell table:style-name="Tableau6.A1" office:value-type="string">
            <text:p text:style-name="P36">Ensemble des fichiers de configuration du système et de contrôle des services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home</text:span></text:span></text:p>
          </table:table-cell>
          <table:table-cell table:style-name="Tableau6.A1" office:value-type="string">
            <text:p text:style-name="P36">Données personnelles des utilisateurs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lib</text:span></text:span></text:p>
          </table:table-cell>
          <table:table-cell table:style-name="Tableau6.A1" office:value-type="string">
            <text:p text:style-name="P36">Bibliothèques dont la présence est requise dès la mise en route du système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mnt</text:span></text:span></text:p>
          </table:table-cell>
          <table:table-cell table:style-name="Tableau6.A1" office:value-type="string">
            <text:p text:style-name="P36">Dossiers pouvant servir de points de montage pour les périphériques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media</text:span></text:span></text:p>
          </table:table-cell>
          <table:table-cell table:style-name="Tableau6.A1" office:value-type="string">
            <text:p text:style-name="P36">Dossiers pour le montage automatique de certains périphériques (cd, disquette, etc)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opt</text:span></text:span></text:p>
          </table:table-cell>
          <table:table-cell table:style-name="Tableau6.A1" office:value-type="string">
            <text:p text:style-name="P36">Données des programmes additionnels (comme starOffice, java ..)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proc</text:span></text:span></text:p>
          </table:table-cell>
          <table:table-cell table:style-name="Tableau6.A1" office:value-type="string">
            <text:p text:style-name="P36">Pseudo-fichiers permettant d’accéder aux propriétés su système et aux processus en cours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root</text:span></text:span></text:p>
          </table:table-cell>
          <table:table-cell table:style-name="Tableau6.A1" office:value-type="string">
            <text:p text:style-name="P36">Répertoire personnel du super-utilisateur root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sbin</text:span></text:span></text:p>
          </table:table-cell>
          <table:table-cell table:style-name="Tableau6.A1" office:value-type="string">
            <text:p text:style-name="P36">Fichiers exécutables pour l’administration du système (<text:span text:style-name="Emphasis">system binaries</text:span>).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tmp</text:span></text:span></text:p>
          </table:table-cell>
          <table:table-cell table:style-name="Tableau6.A1" office:value-type="string">
            <text:p text:style-name="P36">Fichiers temporaires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usr</text:span></text:span></text:p>
          </table:table-cell>
          <table:table-cell table:style-name="Tableau6.A1" office:value-type="string">
            <text:p text:style-name="P36">les programmes accessibles à tous les utilisateurs; sa structure reproduit celle de la racine /</text:p>
          </table:table-cell>
        </table:table-row>
        <table:table-row>
          <table:table-cell table:style-name="Tableau6.A1" office:value-type="string">
            <text:p text:style-name="P38"><text:span text:style-name="Source_20_Text"><text:span text:style-name="T17">/var</text:span></text:span></text:p>
          </table:table-cell>
          <table:table-cell table:style-name="Tableau6.A1" office:value-type="string">
            <text:p text:style-name="P36">Fichiers régulièrement modifiés, variables. Par exemples les journaux systèmes ou les fichiers Web.</text:p>
          </table:table-cell>
        </table:table-row>
      </table:table>
      <text:h text:style-name="P45" text:outline-level="2">Les sous-dossiers</text:h>
      <text:h text:style-name="P29" text:outline-level="3">/dev</text:h>
      <text:p text:style-name="P34">Dev signifie « device » ou périphériques, chaque sous-dossiers correspond à un disque, une souris, un lecteur CD ou autre.</text:p>
      <text:h text:style-name="P29" text:outline-level="3">/etc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7">Dossier</text:p>
          </table:table-cell>
          <table:table-cell table:style-name="Tableau7.A1" office:value-type="string">
            <text:p text:style-name="P37">Description</text:p>
          </table:table-cell>
        </table:table-row>
        <table:table-row>
          <table:table-cell table:style-name="Tableau7.A1" office:value-type="string">
            <text:p text:style-name="P38"><text:span text:style-name="Source_20_Text"><text:span text:style-name="T17">/etc/cron.d</text:span></text:span></text:p>
          </table:table-cell>
          <table:table-cell table:style-name="Tableau7.A1" office:value-type="string">
            <text:p text:style-name="P36">Tâches périodiques à effectuer.</text:p>
          </table:table-cell>
        </table:table-row>
        <table:table-row>
          <table:table-cell table:style-name="Tableau7.A1" office:value-type="string">
            <text:p text:style-name="P38"><text:span text:style-name="Source_20_Text"><text:span text:style-name="T17">/etc/init.d</text:span></text:span></text:p>
          </table:table-cell>
          <table:table-cell table:style-name="Tableau7.A1" office:value-type="string">
            <text:p text:style-name="P36">Scripts executables de contrôle des services.</text:p>
          </table:table-cell>
        </table:table-row>
        <table:table-row>
          <table:table-cell table:style-name="Tableau7.A1" office:value-type="string">
            <text:p text:style-name="P38"><text:span text:style-name="Source_20_Text"><text:span text:style-name="T17">/etc/rc.d</text:span></text:span></text:p>
          </table:table-cell>
          <table:table-cell table:style-name="Tableau7.A1" office:value-type="string">
            <text:p text:style-name="P36">Fichiers exécutés lors de l’initialisation du système.</text:p>
          </table:table-cell>
        </table:table-row>
      </table:table>
      <text:h text:style-name="P29" text:outline-level="3">/var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7">Dossier</text:p>
          </table:table-cell>
          <table:table-cell table:style-name="Tableau8.A1" office:value-type="string">
            <text:p text:style-name="P37">Description</text:p>
          </table:table-cell>
        </table:table-row>
        <table:table-row>
          <table:table-cell table:style-name="Tableau8.A1" office:value-type="string">
            <text:p text:style-name="P38"><text:span text:style-name="Source_20_Text"><text:span text:style-name="T17">/var/spool</text:span></text:span></text:p>
          </table:table-cell>
          <table:table-cell table:style-name="Tableau8.A1" office:value-type="string">
            <text:p text:style-name="P36">Fichiers de spooleur : files d’impression, messages électroniques en attente, etc</text:p>
          </table:table-cell>
        </table:table-row>
        <table:table-row>
          <table:table-cell table:style-name="Tableau8.A1" office:value-type="string">
            <text:p text:style-name="P38"><text:span text:style-name="Source_20_Text"><text:span text:style-name="T17">/var/www</text:span></text:span></text:p>
          </table:table-cell>
          <table:table-cell table:style-name="Tableau8.A1" office:value-type="string">
            <text:p text:style-name="P36">Fichiers des serveurs Web ou proxy.</text:p>
          </table:table-cell>
        </table:table-row>
        <text:soft-page-break/>
        <table:table-row>
          <table:table-cell table:style-name="Tableau8.A1" office:value-type="string">
            <text:p text:style-name="P38"><text:span text:style-name="Source_20_Text"><text:span text:style-name="T17">/var/log</text:span></text:span></text:p>
          </table:table-cell>
          <table:table-cell table:style-name="Tableau8.A1" office:value-type="string">
            <text:p text:style-name="P38">Journaux systèmes (avec notamment <text:span text:style-name="Source_20_Text"><text:span text:style-name="T17">/var/log/messages</text:span></text:span>).</text:p>
          </table:table-cell>
        </table:table-row>
      </table:table>
      <text:p text:style-name="P35"><text:span text:style-name="T18">Explication:</text:span> Root n’a pas son répertoire personnel au même endroit que les autres afin d’éviter, en cas d’erreurs système, d’avoir son dossier personnel sur une partition non montée.</text:p>
      <text:p text:style-name="P35">Référence :</text:p>
      <text:p text:style-name="P35">http://blog.epheo.eu/linux/rappel-la-signification-des-nom-de-dossier-unix/</text:p>
      <text:p text:style-name="P35"/>
      <text:h text:style-name="P46" text:outline-level="2">La hiérarchie des fichiers sous Linux</text:h>
      <text:p text:style-name="P31">Pour assurer la compatibilité et la portabilité, les systèmes Linux respectent l'unique norme FHS (<text:span text:style-name="T16">File Hierarchy Standard</text:span>). La hiérarchie de base est la suivante :</text:p>
      <table:table table:name="Tableau9" table:style-name="Tableau9">
        <table:table-column table:style-name="Tableau9.A"/>
        <table:table-row>
          <table:table-cell table:style-name="Tableau9.A1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column table:style-name="Tableau10.E"/>
              <table:table-row>
                <table:table-cell table:style-name="Tableau10.A1" office:value-type="string">
                  <text:p text:style-name="P32">/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la racine, elle contient les répertoires principaux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bin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0">contient des exécutables essentiels au système, employés par tous les utilisateurs (par exemple, les commandes <text:a xlink:type="simple" xlink:href="http://www.commentcamarche.net/contents/lincomm.php3"><text:span text:style-name="T19">ls</text:span></text:a>, <text:a xlink:type="simple" xlink:href="http://www.commentcamarche.net/contents/lincomm.php3"><text:span text:style-name="T19">rm</text:span></text:a>,<text:a xlink:type="simple" xlink:href="http://www.commentcamarche.net/contents/lincomm.php3"><text:span text:style-name="T19">cp</text:span></text:a>, <text:a xlink:type="simple" xlink:href="http://www.commentcamarche.net/contents/lincomm.php3"><text:span text:style-name="T19">chmod</text:span></text:a>, <text:a xlink:type="simple" xlink:href="http://www.commentcamarche.net/contents/lincomm.php3"><text:span text:style-name="T19">mount</text:span></text:a>, ...)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boot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es fichiers permettant à Linux de démarrer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dev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es points d'entrée des périphériques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etc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0">contient les commandes et les fichiers nécessaires à l'administrateur du système (fichiers <text:span text:style-name="T16">passwd, group, inittab, ld.so.conf, lilo.conf, ...</text:span>)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etc/X11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0">contient les fichiers spécifiques à la configuration de X (contient<text:span text:style-name="T16">XF86Config</text:span> par exemple)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etc/opt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es fichiers de configuration spécifiques aux applications installés dans /opt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home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répertoire personnel des utilisateurs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lib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des bibliothèques partagées essentielles au système lors du démarrage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mnt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es points de montage des partitions temporaires (cd-rom, disquette, ...)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opt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des packages d'applications supplémentaires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root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répertoire de l'administrateur root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sbin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0">contient les binaires système essentiels (par exemple la commande <text:span text:style-name="T16">adduser</text:span>)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tmp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es fichiers temporaires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Hiérarchie secondaire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X11R6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e répertoire est réservé au système X version 11 release 6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X386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utilisé avant par X version 5, c'est un lien symbolique vers /usr/X11R6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bin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a majorité des fichiers binaires et commandes <text:soft-page-break/>utilisateurs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include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es fichiers d'en-tête pour les programmes C et C++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lib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a plupart des bibliothèques partagées du système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local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es données relatives aux programmes installés sur la machine locale par le root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local/bin</text:p>
                </table:table-cell>
                <table:table-cell table:style-name="Tableau10.A1" office:value-type="string">
                  <text:p text:style-name="P32">binaires des programmes locaux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local/games</text:p>
                </table:table-cell>
                <table:table-cell table:style-name="Tableau10.A1" office:value-type="string">
                  <text:p text:style-name="P32">binaires des jeux locaux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local/include</text:p>
                </table:table-cell>
                <table:table-cell table:style-name="Tableau10.A1" office:value-type="string">
                  <text:p text:style-name="P32">fichiers d'en-tête C et C++ locaux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local/lib</text:p>
                </table:table-cell>
                <table:table-cell table:style-name="Tableau10.A1" office:value-type="string">
                  <text:p text:style-name="P32">Bibliothèques partagées locales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local/sbin</text:p>
                </table:table-cell>
                <table:table-cell table:style-name="Tableau10.A1" office:value-type="string">
                  <text:p text:style-name="P32">binaires système locaux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local/share</text:p>
                </table:table-cell>
                <table:table-cell table:style-name="Tableau10.A1" office:value-type="string">
                  <text:p text:style-name="P32">hiérarchie indépendante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local/src</text:p>
                </table:table-cell>
                <table:table-cell table:style-name="Tableau10.A1" office:value-type="string">
                  <text:p text:style-name="P32">fichiers sources locaux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sbin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les fichiers binaires non essentiels au système réservés à l'administrateur système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share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réservé aux données non dépendantes de l'architecture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usr/src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contient des fichiers de code source</text:p>
                </table:table-cell>
              </table:table-row>
              <table:table-row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2">/var</text:p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33"/>
                </table:table-cell>
                <table:table-cell table:style-name="Tableau10.A1" office:value-type="string">
                  <text:p text:style-name="P40">contient des données variables</text:p>
                </table:table-cell>
              </table:table-row>
            </table:table>
            <text:p text:style-name="P12"/>
          </table:table-cell>
        </table:table-row>
      </table:table>
      <text:p text:style-name="P35">Référence : http://www.commentcamarche.net/contents/638-linux-l-arborescence-des-fichiers</text:p>
      <text:p text:style-name="P18"/>
      <text:p text:style-name="P13">Todo list</text:p>
      <text:p text:style-name="P18"/>
      <text:p text:style-name="P18">Diminuer la police de caractère en adaptatif dans la zone de saisie textarea</text:p>
      <text:p text:style-name="P18">Utiliser stringify-object plutôt que util.inspect dans router/index.js</text:p>
      <text:p text:style-name="P18">Changer les couleurs des border-box-bottom du menu (couleurs OpenClassRooms)</text:p>
      <text:p text:style-name="P18">Changer les couleurs du texte du menu</text:p>
      <text:p text:style-name="P18">Pourquoi la justification du texte des thumbnails a-t-elle disparu ?</text:p>
      <text:p text:style-name="P18">Envoyer un email à chaque submit du questionnaire de contact</text:p>
      <text:p text:style-name="P18">Effacer les champs du questionnaire de contact après validation</text:p>
      <text:p text:style-name="P1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Consolas" svg:font-family="Consolas, 'Bitstream Vera Sans Mono', 'Courier New', Courier, monospace"/>
    <style:font-face style:name="Mangal1" svg:font-family="Mangal"/>
    <style:font-face style:name="OpenSymbol" svg:font-family="OpenSymbol"/>
    <style:font-face style:name="lusitana" svg:font-family="lusitana, 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7:11:09.43</meta:creation-date>
    <dc:date>2015-02-04T20:55:51.66</dc:date>
    <meta:editing-duration>P37DT22H37M29S</meta:editing-duration>
    <meta:editing-cycles>116</meta:editing-cycles>
    <meta:generator>OpenOffice/4.0.1$Win32 OpenOffice.org_project/401m5$Build-9714</meta:generator>
    <dc:creator>Michel GOULAS</dc:creator>
    <meta:document-statistic meta:table-count="10" meta:image-count="0" meta:object-count="0" meta:page-count="39" meta:paragraph-count="840" meta:word-count="3337" meta:character-count="26352"/>
  </office:meta>
</office:document-meta>
</file>